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2" style:family="table">
      <style:table-properties style:width="18cm" table:align="margins"/>
    </style:style>
    <style:style style:name="Table2.A" style:family="table-column">
      <style:table-column-properties style:column-width="8.999cm" style:rel-column-width="32767*"/>
    </style:style>
    <style:style style:name="Table2.B" style:family="table-column">
      <style:table-column-properties style:column-width="9.001cm" style:rel-column-width="32768*"/>
    </style:style>
    <style:style style:name="Table3" style:family="table">
      <style:table-properties style:width="18cm" table:align="margins"/>
    </style:style>
    <style:style style:name="Table3.A" style:family="table-column">
      <style:table-column-properties style:column-width="8.999cm" style:rel-column-width="32767*"/>
    </style:style>
    <style:style style:name="Table3.B" style:family="table-column">
      <style:table-column-properties style:column-width="9.001cm" style:rel-column-width="32768*"/>
    </style:style>
    <style:style style:name="Table4" style:family="table">
      <style:table-properties style:width="18cm" table:align="margins"/>
    </style:style>
    <style:style style:name="Table4.A" style:family="table-column">
      <style:table-column-properties style:column-width="18cm" style:rel-column-width="65535*"/>
    </style:style>
    <style:style style:name="Table5" style:family="table">
      <style:table-properties style:width="18cm" table:align="margins"/>
    </style:style>
    <style:style style:name="Table5.A" style:family="table-column">
      <style:table-column-properties style:column-width="8.999cm" style:rel-column-width="32767*"/>
    </style:style>
    <style:style style:name="Table5.B" style:family="table-column">
      <style:table-column-properties style:column-width="9.001cm" style:rel-column-width="32768*"/>
    </style:style>
    <style:style style:name="Table6" style:family="table">
      <style:table-properties style:width="18cm" table:align="margins"/>
    </style:style>
    <style:style style:name="Table6.A" style:family="table-column">
      <style:table-column-properties style:column-width="18cm" style:rel-column-width="65535*"/>
    </style:style>
    <style:style style:name="Table7" style:family="table">
      <style:table-properties style:width="18cm" table:align="margins"/>
    </style:style>
    <style:style style:name="Table7.A" style:family="table-column">
      <style:table-column-properties style:column-width="18cm" style:rel-column-width="65535*"/>
    </style:style>
    <style:style style:name="Table8" style:family="table">
      <style:table-properties style:width="18cm" table:align="margins"/>
    </style:style>
    <style:style style:name="Table8.A" style:family="table-column">
      <style:table-column-properties style:column-width="18cm" style:rel-column-width="65535*"/>
    </style:style>
    <style:style style:name="Table9" style:family="table">
      <style:table-properties style:width="18cm" table:align="margins"/>
    </style:style>
    <style:style style:name="Table9.A" style:family="table-column">
      <style:table-column-properties style:column-width="8.999cm" style:rel-column-width="32767*"/>
    </style:style>
    <style:style style:name="Table9.B" style:family="table-column">
      <style:table-column-properties style:column-width="9.001cm" style:rel-column-width="32768*"/>
    </style:style>
    <style:style style:name="Table10" style:family="table">
      <style:table-properties style:width="18cm" table:align="margins"/>
    </style:style>
    <style:style style:name="Table10.A" style:family="table-column">
      <style:table-column-properties style:column-width="18cm" style:rel-column-width="65535*"/>
    </style:style>
    <style:style style:name="Table11" style:family="table">
      <style:table-properties style:width="18cm" table:align="margins"/>
    </style:style>
    <style:style style:name="Table11.A" style:family="table-column">
      <style:table-column-properties style:column-width="18cm" style:rel-column-width="65535*"/>
    </style:style>
    <style:style style:name="Table12" style:family="table">
      <style:table-properties style:width="18cm" table:align="margins"/>
    </style:style>
    <style:style style:name="Table12.A" style:family="table-column">
      <style:table-column-properties style:column-width="18cm" style:rel-column-width="65535*"/>
    </style:style>
    <style:style style:name="Table13" style:family="table">
      <style:table-properties style:width="18cm" table:align="margins"/>
    </style:style>
    <style:style style:name="Table13.A" style:family="table-column">
      <style:table-column-properties style:column-width="8.999cm" style:rel-column-width="32767*"/>
    </style:style>
    <style:style style:name="Table13.B" style:family="table-column">
      <style:table-column-properties style:column-width="9.001cm" style:rel-column-width="32768*"/>
    </style:style>
    <style:style style:name="Table14" style:family="table">
      <style:table-properties style:width="18cm" table:align="margins"/>
    </style:style>
    <style:style style:name="Table14.A" style:family="table-column">
      <style:table-column-properties style:column-width="8.999cm" style:rel-column-width="32767*"/>
    </style:style>
    <style:style style:name="Table14.B" style:family="table-column">
      <style:table-column-properties style:column-width="9.001cm" style:rel-column-width="32768*"/>
    </style:style>
    <style:style style:name="Table15" style:family="table">
      <style:table-properties style:width="18cm" table:align="margins"/>
    </style:style>
    <style:style style:name="Table15.A" style:family="table-column">
      <style:table-column-properties style:column-width="18cm" style:rel-column-width="65535*"/>
    </style:style>
    <style:style style:name="Table20" style:family="table">
      <style:table-properties style:width="18cm" table:align="margins"/>
    </style:style>
    <style:style style:name="Table20.A" style:family="table-column">
      <style:table-column-properties style:column-width="18cm" style:rel-column-width="65535*"/>
    </style:style>
    <style:style style:name="Table16" style:family="table">
      <style:table-properties style:width="18cm" table:align="margins"/>
    </style:style>
    <style:style style:name="Table16.A" style:family="table-column">
      <style:table-column-properties style:column-width="8.999cm" style:rel-column-width="32767*"/>
    </style:style>
    <style:style style:name="Table16.B" style:family="table-column">
      <style:table-column-properties style:column-width="9.001cm" style:rel-column-width="32768*"/>
    </style:style>
    <style:style style:name="Table17" style:family="table">
      <style:table-properties style:width="18cm" table:align="margins"/>
    </style:style>
    <style:style style:name="Table17.A" style:family="table-column">
      <style:table-column-properties style:column-width="18cm" style:rel-column-width="65535*"/>
    </style:style>
    <style:style style:name="Table18" style:family="table">
      <style:table-properties style:width="18cm" table:align="margins"/>
    </style:style>
    <style:style style:name="Table18.A" style:family="table-column">
      <style:table-column-properties style:column-width="18cm" style:rel-column-width="65535*"/>
    </style:style>
    <style:style style:name="Table19" style:family="table">
      <style:table-properties style:width="18cm" table:align="margins"/>
    </style:style>
    <style:style style:name="Table19.A" style:family="table-column">
      <style:table-column-properties style:column-width="18cm" style:rel-column-width="65535*"/>
    </style:style>
    <style:style style:name="P1" style:family="paragraph" style:parent-style-name="Preformatted_20_Text">
      <style:paragraph-properties fo:margin-left="0cm" fo:margin-right="0cm" fo:margin-top="0cm" fo:margin-bottom="0.492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2" style:family="paragraph" style:parent-style-name="Text_20_body">
      <style:paragraph-properties fo:margin-left="0cm" fo:margin-right="0cm" fo:margin-top="0cm" fo:margin-bottom="0.492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3" style:family="paragraph" style:parent-style-name="Preformatted_20_Text">
      <style:paragraph-properties fo:margin-left="0cm" fo:margin-right="0cm" fo:margin-top="0cm" fo:margin-bottom="0.496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4" style:family="paragraph" style:parent-style-name="Preformatted_20_Text">
      <style:paragraph-properties fo:margin-left="0cm" fo:margin-right="0cm" fo:margin-top="0cm" fo:margin-bottom="0.496cm" loext: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5" style:family="paragraph" style:parent-style-name="Text_20_body">
      <style:paragraph-properties fo:margin-left="0cm" fo:margin-right="0cm" fo:margin-top="0cm" fo:margin-bottom="0.496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6"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style>
    <style:style style:name="P7"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8"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9"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0" style:family="paragraph" style:parent-style-name="Text_20_body">
      <style:paragraph-properties fo:margin-left="0cm" fo:margin-right="0cm" fo:margin-top="0cm" fo:margin-bottom="0.497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11" style:family="paragraph" style:parent-style-name="Preformatted_20_Text">
      <style:paragraph-properties fo:margin-left="0cm" fo:margin-right="0cm" fo:margin-top="0cm" fo:margin-bottom="0.494cm" loext: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12" style:family="paragraph" style:parent-style-name="Preformatted_20_Text">
      <style:paragraph-properties fo:margin-left="0cm" fo:margin-right="0cm" fo:margin-top="0cm" fo:margin-bottom="0.494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3" style:family="paragraph" style:parent-style-name="Text_20_body">
      <style:paragraph-properties fo:margin-left="0cm" fo:margin-right="0cm" fo:margin-top="0cm" fo:margin-bottom="0.494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14" style:family="paragraph" style:parent-style-name="List_20_Contents">
      <style:paragraph-properties fo:margin-left="0cm" fo:margin-right="0cm" fo:margin-top="0cm" fo:margin-bottom="0.499cm" loext:contextual-spacing="false"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000000" style:font-name="Courier New1" fo:font-weight="normal"/>
    </style:style>
    <style:style style:name="P16" style:family="paragraph" style:parent-style-name="Text_20_body">
      <style:text-properties fo:color="#000000"/>
    </style:style>
    <style:style style:name="P17" style:family="paragraph" style:parent-style-name="Text_20_body">
      <style:text-properties fo:color="#000000" style:font-name="Times New Roman1" fo:font-size="12pt" fo:font-weight="normal"/>
    </style:style>
    <style:style style:name="P18" style:family="paragraph" style:parent-style-name="Text_20_body">
      <style:text-properties fo:color="#000000" style:font-name="Georgia"/>
    </style:style>
    <style:style style:name="P19" style:family="paragraph" style:parent-style-name="Text_20_body">
      <style:text-properties fo:color="#000000" style:font-name="Georgia" officeooo:paragraph-rsid="00235ac1"/>
    </style:style>
    <style:style style:name="P20" style:family="paragraph" style:parent-style-name="Text_20_body">
      <style:text-properties fo:color="#000000" officeooo:paragraph-rsid="00235ac1"/>
    </style:style>
    <style:style style:name="P21" style:family="paragraph" style:parent-style-name="Text_20_body">
      <style:text-properties fo:font-weight="bold"/>
    </style:style>
    <style:style style:name="P22" style:family="paragraph" style:parent-style-name="Text_20_body">
      <style:text-properties fo:font-variant="normal" fo:text-transform="none" fo:color="#000000" style:font-name="Georgia" fo:font-size="12pt" fo:font-weight="normal" officeooo:paragraph-rsid="00235ac1"/>
    </style:style>
    <style:style style:name="P23" style:family="paragraph" style:parent-style-name="List_20_Heading">
      <style:paragraph-properties fo:margin-top="0cm" fo:margin-bottom="0.499cm" loext:contextual-spacing="false"/>
    </style:style>
    <style:style style:name="P24" style:family="paragraph" style:parent-style-name="List_20_Contents">
      <style:paragraph-properties fo:margin-top="0cm" fo:margin-bottom="0.499cm" loext:contextual-spacing="false"/>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fo:color="#000080" style:font-name="Courier New1" fo:font-size="12pt" fo:font-weight="bold"/>
    </style:style>
    <style:style style:name="P27" style:family="paragraph" style:parent-style-name="Preformatted_20_Text">
      <style:paragraph-properties fo:margin-top="0cm" fo:margin-bottom="0.499cm" loext:contextual-spacing="false"/>
      <style:text-properties fo:color="#000080" style:font-name="Courier New1" fo:font-weight="bold"/>
    </style:style>
    <style:style style:name="P28" style:family="paragraph" style:parent-style-name="Preformatted_20_Text">
      <style:paragraph-properties fo:margin-top="0cm" fo:margin-bottom="0.499cm" loext:contextual-spacing="false"/>
      <style:text-properties fo:font-variant="normal" fo:text-transform="none" fo:color="#000000" style:font-name="Courier New1" fo:font-weight="normal"/>
    </style:style>
    <style:style style:name="P29" style:family="paragraph" style:parent-style-name="Text_20_body">
      <style:paragraph-properties fo:margin-top="0cm" fo:margin-bottom="0.499cm" loext:contextual-spacing="false"/>
    </style:style>
    <style:style style:name="P30" style:family="paragraph" style:parent-style-name="Text_20_body">
      <style:paragraph-properties fo:margin-top="0cm" fo:margin-bottom="0.499cm" loext:contextual-spacing="false"/>
      <style:text-properties fo:color="#000080" style:font-name="Courier New1" fo:font-weight="bold"/>
    </style:style>
    <style:style style:name="P31" style:family="paragraph" style:parent-style-name="Text_20_body">
      <style:paragraph-properties fo:margin-top="0cm" fo:margin-bottom="0.499cm" loext:contextual-spacing="false"/>
      <style:text-properties fo:color="#000080" style:font-name="Georgia" fo:font-weight="bold" officeooo:rsid="001b89de" officeooo:paragraph-rsid="001b89de"/>
    </style:style>
    <style:style style:name="P32" style:family="paragraph" style:parent-style-name="List_20_Heading">
      <style:paragraph-properties fo:margin-left="1cm" fo:margin-right="0cm" fo:margin-top="0cm" fo:margin-bottom="0.499cm" loext:contextual-spacing="false" fo:text-indent="0cm" style:auto-text-indent="false"/>
    </style:style>
    <style:style style:name="P33" style:family="paragraph" style:parent-style-name="List_20_Heading">
      <style:paragraph-properties fo:margin-left="1cm" fo:margin-right="0cm" fo:margin-top="0cm" fo:margin-bottom="0.499cm" loext:contextual-spacing="false" fo:text-indent="0cm" style:auto-text-indent="false"/>
      <style:text-properties fo:font-variant="normal" fo:text-transform="none" style:font-name="Georgia" fo:font-weight="bold"/>
    </style:style>
    <style:style style:name="P34" style:family="paragraph" style:parent-style-name="List_20_Contents">
      <style:paragraph-properties fo:margin-left="2cm" fo:margin-right="0cm" fo:margin-top="0cm" fo:margin-bottom="0.499cm" loext:contextual-spacing="false" fo:text-indent="0cm" style:auto-text-indent="false"/>
    </style:style>
    <style:style style:name="P35" style:family="paragraph" style:parent-style-name="List_20_Contents">
      <style:paragraph-properties fo:margin-left="2cm" fo:margin-right="0cm" fo:margin-top="0cm" fo:margin-bottom="0.499cm" loext:contextual-spacing="false" fo:text-indent="0cm" style:auto-text-indent="false"/>
      <style:text-properties fo:font-style="italic"/>
    </style:style>
    <style:style style:name="P36" style:family="paragraph" style:parent-style-name="List_20_Contents">
      <style:paragraph-properties fo:margin-left="2cm" fo:margin-right="0cm" fo:margin-top="0cm" fo:margin-bottom="0.499cm" loext:contextual-spacing="false" fo:text-indent="0cm" style:auto-text-indent="false"/>
      <style:text-properties fo:font-style="italic" officeooo:rsid="001d4746" officeooo:paragraph-rsid="001d4746"/>
    </style:style>
    <style:style style:name="P37" style:family="paragraph" style:parent-style-name="Preformatted_20_Text">
      <style:text-properties style:font-name="Courier New1"/>
    </style:style>
    <style:style style:name="P38" style:family="paragraph" style:parent-style-name="Preformatted_20_Text">
      <style:text-properties style:font-name="Courier New1" officeooo:paragraph-rsid="00235ac1"/>
    </style:style>
    <style:style style:name="P39" style:family="paragraph" style:parent-style-name="Preformatted_20_Text">
      <style:text-properties fo:font-variant="normal" fo:text-transform="none" fo:color="#000000" style:font-name="Courier New1" fo:font-weight="normal"/>
    </style:style>
    <style:style style:name="P40" style:family="paragraph" style:parent-style-name="Preformatted_20_Text">
      <style:text-properties fo:color="#280099" style:font-name="Courier New1"/>
    </style:style>
    <style:style style:name="P41" style:family="paragraph" style:parent-style-name="Preformatted_20_Text">
      <style:text-properties officeooo:paragraph-rsid="00235ac1"/>
    </style:style>
    <style:style style:name="P42" style:family="paragraph" style:parent-style-name="Normal">
      <style:text-properties style:font-name="Courier New1" fo:font-size="10pt"/>
    </style:style>
    <style:style style:name="P43" style:family="paragraph" style:parent-style-name="Normal">
      <style:paragraph-properties fo:text-align="start" style:justify-single-word="false" style:writing-mode="lr-tb"/>
      <style:text-properties style:font-name="Courier New1" fo:font-size="10pt"/>
    </style:style>
    <style:style style:name="P44" style:family="paragraph" style:parent-style-name="curl">
      <style:text-properties fo:color="#280099" style:font-name="Courier New"/>
    </style:style>
    <style:style style:name="P45" style:family="paragraph" style:parent-style-name="curl">
      <style:text-properties fo:color="#280099" style:font-name="Courier New" officeooo:paragraph-rsid="00235ac1"/>
    </style:style>
    <style:style style:name="P46" style:family="paragraph" style:parent-style-name="curl">
      <style:text-properties style:font-name="Courier New1"/>
    </style:style>
    <style:style style:name="P47" style:family="paragraph" style:parent-style-name="Contents_20_3">
      <style:paragraph-properties>
        <style:tab-stops>
          <style:tab-stop style:position="17.002cm" style:type="right" style:leader-style="dotted" style:leader-text="."/>
        </style:tab-stops>
      </style:paragraph-properties>
    </style:style>
    <style:style style:name="P48" style:family="paragraph" style:parent-style-name="Contents_20_4">
      <style:paragraph-properties>
        <style:tab-stops>
          <style:tab-stop style:position="16.503cm" style:type="right" style:leader-style="dotted" style:leader-text="."/>
        </style:tab-stops>
      </style:paragraph-properties>
    </style:style>
    <style:style style:name="P49" style:family="paragraph" style:parent-style-name="Contents_20_2">
      <style:paragraph-properties>
        <style:tab-stops>
          <style:tab-stop style:position="17.501cm" style:type="right" style:leader-style="dotted" style:leader-text="."/>
        </style:tab-stops>
      </style:paragraph-properties>
    </style:style>
    <style:style style:name="P50" style:family="paragraph" style:parent-style-name="Contents_20_1">
      <style:paragraph-properties>
        <style:tab-stops>
          <style:tab-stop style:position="18cm" style:type="right" style:leader-style="dotted" style:leader-text="."/>
        </style:tab-stops>
      </style:paragraph-properties>
    </style:style>
    <style:style style:name="P51" style:family="paragraph" style:parent-style-name="code">
      <style:text-properties officeooo:paragraph-rsid="002889e8"/>
    </style:style>
    <style:style style:name="P52" style:family="paragraph" style:parent-style-name="code">
      <style:text-properties officeooo:rsid="002889e8" officeooo:paragraph-rsid="002889e8"/>
    </style:style>
    <style:style style:name="P53" style:family="paragraph" style:parent-style-name="Standard" style:list-style-name="L1">
      <style:paragraph-properties fo:margin-left="0.748cm" fo:margin-right="0cm" fo:margin-top="0cm" fo:margin-bottom="0.499cm" loext:contextual-spacing="false" fo:text-indent="0cm" style:auto-text-indent="false"/>
      <style:text-properties style:font-name="Georgia"/>
    </style:style>
    <style:style style:name="P54" style:family="paragraph" style:parent-style-name="Standard" style:list-style-name="L2">
      <style:paragraph-properties fo:margin-left="0.748cm" fo:margin-right="0cm" fo:margin-top="0cm" fo:margin-bottom="0.499cm" loext:contextual-spacing="false" fo:text-indent="0cm" style:auto-text-indent="false"/>
      <style:text-properties style:font-name="Georgia"/>
    </style:style>
    <style:style style:name="P55" style:family="paragraph" style:parent-style-name="Standard" style:list-style-name="L3">
      <style:paragraph-properties fo:margin-left="0.748cm" fo:margin-right="0cm" fo:margin-top="0cm" fo:margin-bottom="0.499cm" loext:contextual-spacing="false" fo:text-indent="0cm" style:auto-text-indent="false"/>
      <style:text-properties style:font-name="Georgia"/>
    </style:style>
    <style:style style:name="P56" style:family="paragraph" style:parent-style-name="Standard" style:list-style-name="L4">
      <style:paragraph-properties fo:margin-left="0.748cm" fo:margin-right="0cm" fo:margin-top="0cm" fo:margin-bottom="0.499cm" loext:contextual-spacing="false" fo:text-indent="0cm" style:auto-text-indent="false"/>
      <style:text-properties style:font-name="Georgia"/>
    </style:style>
    <style:style style:name="P57" style:family="paragraph" style:parent-style-name="Standard" style:list-style-name="L5">
      <style:paragraph-properties fo:margin-left="0.748cm" fo:margin-right="0cm" fo:margin-top="0cm" fo:margin-bottom="0.497cm" loext:contextual-spacing="false" fo:line-height="100%" fo:text-align="start" style:justify-single-word="false" fo:text-indent="0cm" style:auto-text-indent="false" style:writing-mode="lr-tb"/>
      <style:text-properties style:font-name="Georgia"/>
    </style:style>
    <style:style style:name="P58" style:family="paragraph" style:parent-style-name="Heading_20_3">
      <style:paragraph-properties fo:margin-top="0.423cm" fo:margin-bottom="0.499cm" loext:contextual-spacing="false" fo:keep-with-next="always"/>
    </style:style>
    <style:style style:name="P59" style:family="paragraph" style:parent-style-name="Heading_20_3"/>
    <style:style style:name="P60" style:family="paragraph" style:parent-style-name="Heading_20_3">
      <style:text-properties fo:language="en" fo:country="GB"/>
    </style:style>
    <style:style style:name="P61" style:family="paragraph" style:parent-style-name="Heading_20_1"/>
    <style:style style:name="P62" style:family="paragraph" style:parent-style-name="Heading_20_2">
      <style:text-properties fo:font-weight="normal"/>
    </style:style>
    <style:style style:name="P63" style:family="paragraph" style:parent-style-name="Heading_20_2"/>
    <style:style style:name="P64" style:family="paragraph" style:parent-style-name="Heading_20_2">
      <style:paragraph-properties fo:break-before="page"/>
    </style:style>
    <style:style style:name="P65" style:family="paragraph" style:parent-style-name="Heading_20_4"/>
    <style:style style:name="P66" style:family="paragraph" style:parent-style-name="Heading_20_4">
      <style:text-properties fo:color="#000000"/>
    </style:style>
    <style:style style:name="P67" style:family="paragraph" style:parent-style-name="Heading_20_4">
      <style:text-properties fo:color="#527bbd" officeooo:paragraph-rsid="00235ac1"/>
    </style:style>
    <style:style style:name="P68" style:family="paragraph" style:parent-style-name="Heading_20_4">
      <style:paragraph-properties fo:margin-left="0cm" fo:margin-right="0cm" fo:margin-top="0.422cm" fo:margin-bottom="0.497cm" loext:contextual-spacing="false" fo:line-height="130%" fo:text-align="start" style:justify-single-word="false" fo:text-indent="0cm" style:auto-text-indent="false" style:writing-mode="lr-tb"/>
      <style:text-properties fo:color="#527bbd" style:font-name="Times New Roman1" fo:font-size="12pt" fo:language="en" fo:country="GB" fo:font-weight="bold"/>
    </style:style>
    <style:style style:name="P69" style:family="paragraph" style:parent-style-name="code">
      <style:text-properties officeooo:rsid="002889e8" officeooo:paragraph-rsid="002889e8"/>
    </style:style>
    <style:style style:name="T1" style:family="text">
      <style:text-properties fo:color="#000000"/>
    </style:style>
    <style:style style:name="T2" style:family="text">
      <style:text-properties fo:color="#000000" style:font-name="Georgia" fo:font-size="12pt" fo:language="en" fo:country="GB" fo:font-weight="normal"/>
    </style:style>
    <style:style style:name="T3" style:family="text">
      <style:text-properties fo:color="#000080" style:font-name="Courier New1" fo:font-size="12pt" fo:language="en" fo:country="GB" fo:font-weight="normal"/>
    </style:style>
    <style:style style:name="T4" style:family="text">
      <style:text-properties fo:font-style="italic"/>
    </style:style>
    <style:style style:name="T5" style:family="text">
      <style:text-properties fo:font-style="italic" officeooo:rsid="0028ce70" style:font-style-asian="italic" style:font-style-complex="italic"/>
    </style:style>
    <style:style style:name="T6" style:family="text">
      <style:text-properties fo:font-style="italic" officeooo:rsid="00311089" style:font-style-asian="italic" style:font-style-complex="italic"/>
    </style:style>
    <style:style style:name="T7" style:family="text">
      <style:text-properties style:font-name="Georgia"/>
    </style:style>
    <style:style style:name="T8" style:family="text">
      <style:text-properties style:font-name="Georgia" fo:font-style="italic"/>
    </style:style>
    <style:style style:name="T9" style:family="text">
      <style:text-properties fo:font-weight="bold"/>
    </style:style>
    <style:style style:name="T10" style:family="text">
      <style:text-properties fo:font-weight="bold" officeooo:rsid="00235ac1" style:font-weight-asian="bold" style:font-weight-complex="bold"/>
    </style:style>
    <style:style style:name="T11" style:family="text">
      <style:text-properties fo:font-weight="bold" officeooo:rsid="00257455" style:font-weight-asian="bold" style:font-weight-complex="bold"/>
    </style:style>
    <style:style style:name="T12" style:family="text">
      <style:text-properties fo:font-variant="normal" fo:text-transform="none" style:font-name="Georgia" fo:font-weight="bold"/>
    </style:style>
    <style:style style:name="T13" style:family="text">
      <style:text-properties fo:font-size="10pt" style:font-size-asian="10pt" style:font-size-complex="10pt"/>
    </style:style>
    <style:style style:name="T14" style:family="text">
      <style:text-properties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style:use-window-font-color="true" fo:font-weight="normal" officeooo:rsid="00218769" style:font-weight-asian="normal" style:font-weight-complex="normal"/>
    </style:style>
    <style:style style:name="T17" style:family="text">
      <style:text-properties style:use-window-font-color="true" fo:font-weight="normal" officeooo:rsid="0021c702"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ef3a2" style:font-style-asian="normal" style:font-style-complex="normal"/>
    </style:style>
    <style:style style:name="T21" style:family="text">
      <style:text-properties fo:font-style="normal" officeooo:rsid="0028ce70" style:font-style-asian="normal" style:font-style-complex="normal"/>
    </style:style>
    <style:style style:name="T22" style:family="text">
      <style:text-properties fo:font-style="normal" officeooo:rsid="002b9d63" style:font-style-asian="normal" style:font-style-complex="normal"/>
    </style:style>
    <style:style style:name="T23" style:family="text">
      <style:text-properties fo:font-style="normal" officeooo:rsid="002e270b" style:font-style-asian="normal" style:font-style-complex="normal"/>
    </style:style>
    <style:style style:name="T24" style:family="text">
      <style:text-properties fo:font-style="normal" officeooo:rsid="002f870e" style:font-style-asian="normal" style:font-style-complex="normal"/>
    </style:style>
    <style:style style:name="T25" style:family="text">
      <style:text-properties fo:font-style="normal" officeooo:rsid="00311089" style:font-style-asian="normal" style:font-style-complex="normal"/>
    </style:style>
    <style:style style:name="T26" style:family="text">
      <style:text-properties style:font-style-asian="italic" style:font-style-complex="italic"/>
    </style:style>
    <style:style style:name="T27" style:family="text">
      <style:text-properties officeooo:rsid="001e2ea3" style:font-style-asian="italic" style:font-style-complex="italic"/>
    </style:style>
    <style:style style:name="T28" style:family="text">
      <style:text-properties officeooo:rsid="0020e028"/>
    </style:style>
    <style:style style:name="T29" style:family="text">
      <style:text-properties officeooo:rsid="00235ac1"/>
    </style:style>
    <style:style style:name="T30" style:family="text">
      <style:text-properties officeooo:rsid="00241e27"/>
    </style:style>
    <style:style style:name="T31" style:family="text">
      <style:text-properties officeooo:rsid="0025fd79"/>
    </style:style>
    <style:style style:name="T32" style:family="text">
      <style:text-properties officeooo:rsid="002889e8"/>
    </style:style>
    <style:style style:name="T33" style:family="text">
      <style:text-properties officeooo:rsid="0028ce70"/>
    </style:style>
    <style:style style:name="T34" style:family="text">
      <style:text-properties officeooo:rsid="002b0504"/>
    </style:style>
    <style:style style:name="T35" style:family="text">
      <style:text-properties officeooo:rsid="00311089"/>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497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Personal Cloud API </text:h>
        <text:p text:style-name="Normal"/>
        <text:p text:style-name="Normal"/>
        <text:p text:style-name="Standard"/>
        <text:table-of-content text:style-name="Sect1"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50">Personal Cloud API<text:tab/>1</text:p>
            <text:p text:style-name="P49">1. Introduction<text:tab/>2</text:p>
            <text:p text:style-name="P49">2. API Calls<text:tab/>2</text:p>
            <text:p text:style-name="P47">2.1. Storage Providers:<text:tab/>2</text:p>
            <text:p text:style-name="P47">2.2. Filesystem<text:tab/>3</text:p>
            <text:p text:style-name="P48">2.2.1. List files in folder<text:tab/>3</text:p>
            <text:p text:style-name="P48">2.2.2. Get (and optionally transform) an individual media asset from a specified folder<text:tab/>4</text:p>
            <text:p text:style-name="P47">2.3. EDITOR/RECORD access<text:tab/>4</text:p>
            <text:p text:style-name="P48">2.3.1. Get editors in Folder<text:tab/>4</text:p>
            <text:p text:style-name="P48">2.3.2. Get all records<text:tab/>5</text:p>
            <text:p text:style-name="P48">2.3.3. Get one record/editor<text:tab/>6</text:p>
            <text:p text:style-name="P48">2.3.4. Get K/V pair for records<text:tab/>7</text:p>
            <text:p text:style-name="P48">2.3.5. Create a record with POST<text:tab/>7</text:p>
            <text:p text:style-name="P48">2.3.6. Update (overwrite) a record with PUT<text:tab/>8</text:p>
            <text:p text:style-name="P48">2.3.7. Upload editor form<text:tab/>8</text:p>
            <text:p text:style-name="P48">2.3.8. Update record<text:tab/>8</text:p>
            <text:p text:style-name="P48">2.3.9. Geotag record<text:tab/>9</text:p>
            <text:p text:style-name="P48">2.3.10. Delete record<text:tab/>9</text:p>
            <text:p text:style-name="P47">2.4. Synchronize records<text:tab/>9</text:p>
            <text:p text:style-name="P48">2.4.1. Synchronization example:<text:tab/>10</text:p>
            <text:p text:style-name="P47">2.5. Authentication :<text:tab/>10</text:p>
            <text:p text:style-name="P48">2.5.1. Login:<text:tab/>10</text:p>
            <text:p text:style-name="P48">2.5.2. Example without polling (synchronous):<text:tab/>11</text:p>
            <text:p text:style-name="P48">2.5.3. Example with polling (asynchronous):<text:tab/>12</text:p>
            <text:p text:style-name="P47">2.6. Assets :<text:tab/>12</text:p>
            <text:p text:style-name="P48">2.6.1. Get all assets<text:tab/>12</text:p>
          </text:index-body>
        </text:table-of-content>
        <text:p text:style-name="Text_20_body"/>
      </text:section>
      <text:section text:style-name="Sect1" text:name="Section2">
        <text:h text:style-name="P62" text:outline-level="2"/>
        <text:p text:style-name="Normal"/>
        <text:p text:style-name="Normal"/>
        <text:p text:style-name="Standard"/>
        <text:h text:style-name="P64" text:outline-level="2"><text:bookmark-start text:name="__RefHeading__906_1156997445"/><text:bookmark text:name="_introduction"/>1. Introduction<text:bookmark-end text:name="__RefHeading__906_1156997445"/></text:h>
        <text:p text:style-name="Text_20_body">This is a draft API specification for the Personal Cloud middleware distributed for internal feedback. This document is tightly coupled to the "PC API Requirements" document.</text:p>
        <text:p text:style-name="Text_20_body">The following assumptions were made:</text:p>
        <text:list xml:id="list7075730690836986881" text:style-name="L1">
          <text:list-item>
            <text:p text:style-name="P53">Its main purpose is to act as a middleware for the EDINA mobile Fieldtrip app. </text:p>
          </text:list-item>
          <text:list-item>
            <text:p text:style-name="P53">It should provide all facilities that are not implementable at the client side due to portability, processing, storage and framework limitations of a mobile phone </text:p>
          </text:list-item>
          <text:list-item>
            <text:p text:style-name="P53">main functions should be indexing and searching of arbitrary media files as well a providing a compatibility layer to other storage cloud providers (e.g. dropbox, flickr) etc. </text:p>
          </text:list-item>
        </text:list>
        <text:p text:style-name="Text_20_body">The API is purely REST and tries to leverage most of HTTP (including PUT, DELETE etc.). All API calls are meant to be generic and compatible with both a command line HTTP client like <text:span text:style-name="Teletype_5f_text_5f_text_5f_text">curl</text:span> as well as a browser-based XMLHttpRequest client.</text:p>
        <text:p text:style-name="Text_20_body">The Application Programming Interface (API) described here relates to the web service “PC API” available at endpoint:</text:p>
        <text:p text:style-name="P25"><text:span text:style-name="Teletype_5f_text_5f_text_5f_text">https://localhost:8080/pcapi/</text:span></text:p>
        <text:p text:style-name="Text_20_body">Before issueing any API calls the mobile app should first <text:a xlink:type="simple" xlink:href="#authentication" text:style-name="Internet_20_link" text:visited-style-name="Visited_20_Internet_20_Link">authenticate</text:a>. This is a non-trivial concept and is best explained by <text:a xlink:type="simple" xlink:href="#authentication_example" text:style-name="Internet_20_link" text:visited-style-name="Visited_20_Internet_20_Link">example</text:a>.</text:p>
        <text:p text:style-name="Text_20_body"><text:tab/></text:p>
        <table:table table:name="Table1" table:style-name="Table1">
          <table:table-column table:style-name="Table1.A"/>
          <table:table-column table:style-name="Table1.B"/>
          <table:table-row>
            <table:table-cell office:value-type="string">
              <text:p text:style-name="Text_20_body"><text:span text:style-name="T9">NOTE</text:span>: </text:p>
            </table:table-cell>
            <table:table-cell office:value-type="string">
              <text:p text:style-name="Text_20_body">A Secure transport protocol (SSLv3/TLS) is recommended for all communications</text:p>
            </table:table-cell>
          </table:table-row>
        </table:table>
        <text:h text:style-name="Heading_20_2" text:outline-level="2"><text:bookmark-start text:name="__RefHeading__908_1156997445"/><text:bookmark text:name="_api_calls"/>2. API Calls<text:bookmark-end text:name="__RefHeading__908_1156997445"/></text:h>
        <text:h text:style-name="P58" text:outline-level="3"><text:bookmark-start text:name="__RefHeading__910_1156997445"/><text:bookmark text:name="capabilities"/>2.1. Storage Providers:<text:bookmark-end text:name="__RefHeading__910_1156997445"/></text:h>
        <text:p text:style-name="Text_20_body">A simple GET request that returns a list of all supported storage providers together with their capabilities as json:</text:p>
        <text:p text:style-name="P25"><text:span text:style-name="Teletype_5f_text_5f_text_5f_text">curl localhost:8080/1.3/pcapi/auth/providers</text:span></text:p>
        <text:p text:style-name="Text_20_body">Will return something similar to:</text:p>
        <text:p text:style-name="Preformatted_20_Text"><text:span text:style-name="Teletype_5f_text_5f_text_5f_text">{</text:span></text:p>
        <text:p text:style-name="Preformatted_20_Text"><text:span text:style-name="Teletype_5f_text_5f_text_5f_text"><text:s/>"edina": ["search", "synchronize", "delete"],</text:span></text:p>
        <text:p text:style-name="Preformatted_20_Text"><text:span text:style-name="Teletype_5f_text_5f_text_5f_text"><text:s/>"dropbox" : ["oauth", "search", "synchronize", "delete"],</text:span></text:p>
        <text:p text:style-name="Preformatted_20_Text"><text:span text:style-name="Teletype_5f_text_5f_text_5f_text"><text:s/>"googledrive" : ["oauth", "search", "synchronize", "delete"]</text:span></text:p>
        <text:p text:style-name="P25"><text:span text:style-name="Teletype_5f_text_5f_text_5f_text">}</text:span></text:p>
        <text:h text:style-name="Heading_20_3" text:outline-level="3"><text:bookmark-start text:name="__RefHeading__912_1156997445"/><text:bookmark text:name="_filesystem"/><text:soft-page-break/>2.2. Filesystem<text:bookmark-end text:name="__RefHeading__912_1156997445"/></text:h>
        <text:p text:style-name="Text_20_body">The URL pattern used for filesystem access is as follows:</text:p>
        <text:p text:style-name="P25"><text:span text:style-name="Teletype_5f_text_5f_text_5f_text">fieldtripgb.edina.a.cuk/1.3/fs/&lt;PROVIDER&gt;/&lt;USERID&gt;/&lt;PATH&gt;</text:span></text:p>
        <text:p text:style-name="List_20_Heading"><text:span text:style-name="T9">Where</text:span>: </text:p>
        <text:p text:style-name="P32"><text:span text:style-name="T9">PROVIDER</text:span> </text:p>
        <text:p text:style-name="P34">The storage provider to use </text:p>
        <text:p text:style-name="P32"><text:span text:style-name="T12">USERID</text:span> </text:p>
        <text:p text:style-name="P34">A token that allows the user to authenticate. This is provider dependent and is generated from the provider’s equivalent tokens (e.g. oAuth access tokens). See <text:a xlink:type="simple" xlink:href="#authentication" text:style-name="Internet_20_link" text:visited-style-name="Visited_20_Internet_20_Link">authentication</text:a>. </text:p>
        <text:p text:style-name="P32"><text:span text:style-name="T12">PATH</text:span> </text:p>
        <text:p text:style-name="P34">The relative filesystem path pointing to a file or folder which will be appended to the user’s sandbox </text:p>
        <text:p text:style-name="Text_20_body">Create a file with HTTP PUT (overwrite) or POST (create)</text:p>
        <text:p text:style-name="P25"><text:span text:style-name="Teletype_5f_text_5f_text_5f_text">curl -X PUT -T myfile localhost:8080/1.3/pcapi/fs/dropbox/userid/myDirectory/myfilename</text:span></text:p>
        <text:p text:style-name="Text_20_body">All intermediate directories are created on the fly e.g. if myDirectory does not exist it will be created.</text:p>
        <text:p text:style-name="Text_20_body">PUT requests should place all file contents inside the body of the request. If the target file already exists it will be overwritten.</text:p>
        <text:p text:style-name="Text_20_body">When POSTing a file, the file contents must be sent as multipart/form-data inside a field named <text:span text:style-name="Teletype_5f_text_5f_text_5f_text">file</text:span>. This is done for compatibility with phonegap. If a file with the same name already exists, then the uploaded file will be saved under a different name. The new name is in the value of the <text:span text:style-name="Teletype_5f_text_5f_text_5f_text">path</text:span> property.</text:p>
        <text:p text:style-name="Text_20_body">Example with POST:</text:p>
        <text:p text:style-name="P25"><text:span text:style-name="Teletype_5f_text_5f_text_5f_text">curl -X POST --form file=@somefile localhost:8080/1.3/pcapi/fs/dropbox/userid/myDirectory/myfilename</text:span></text:p>
        <text:p text:style-name="Text_20_body">Sample reponse:</text:p>
        <text:p text:style-name="P25"><text:span text:style-name="Teletype_5f_text_5f_text_5f_text">{ "error": 0, "msg" : "File uploaded", "path": "/mydir/file (2).txt" }</text:span></text:p>
        <text:p text:style-name="Text_20_body">Delete a file with HTTP DELETE</text:p>
        <text:p text:style-name="P25"><text:span text:style-name="Teletype_5f_text_5f_text_5f_text">curl -X DELETE localhost:8080/1.3/pcapi/fs/dropbox/userid/myDirectory/myfilename</text:span></text:p>
        <text:h text:style-name="Heading_20_4" text:outline-level="4"><text:bookmark-start text:name="__RefHeading__914_1156997445"/><text:bookmark text:name="_list_files_in_folder"/>2.2.1. List files in folder<text:bookmark-end text:name="__RefHeading__914_1156997445"/></text:h>
        <text:p text:style-name="Text_20_body">List files using GET</text:p>
        <text:p text:style-name="P25"><text:span text:style-name="Teletype_5f_text_5f_text_5f_text">curl localhost:8080/1.3/pcapi/fs/dropbox/userid/myDirectory</text:span></text:p>
        <table:table table:name="Table2" table:style-name="Table2">
          <table:table-column table:style-name="Table2.A"/>
          <table:table-column table:style-name="Table2.B"/>
          <text:soft-page-break/>
          <table:table-row>
            <table:table-cell office:value-type="string">
              <text:p text:style-name="Text_20_body"><text:span text:style-name="T9">NOTE:</text:span> </text:p>
            </table:table-cell>
            <table:table-cell office:value-type="string">
              <text:p text:style-name="Text_20_body">Directories are now automatically probed (no need for a trailing slash).</text:p>
            </table:table-cell>
          </table:table-row>
        </table:table>
        <text:h text:style-name="Heading_20_4" text:outline-level="4"><text:bookmark-start text:name="__RefHeading__916_1156997445"/><text:bookmark text:name="_get_and_optionally_transform_an_individual_media_asset_from_a_specified_folder"/>2.2.2. Get (and optionally transform) an individual media asset from a specified folder<text:bookmark-end text:name="__RefHeading__916_1156997445"/></text:h>
        <text:p text:style-name="Text_20_body">A simple GET request pointing to the file will download it in its original format.</text:p>
        <text:p text:style-name="P25"><text:span text:style-name="Teletype_5f_text_5f_text_5f_text">curl localhost:8080/1.3/pcapi/fs/dropbox/userid/myDirectory/myfilename?format=jpeg&amp;dimensions=80,80</text:span></text:p>
        <text:p text:style-name="Text_20_body">If the asset is an image file then the optional arguments <text:span text:style-name="Teletype_5f_text_5f_text_5f_text">format</text:span> and <text:span text:style-name="Teletype_5f_text_5f_text_5f_text">dimensions</text:span> will attempt to convert the asset to the specified format and dimensions before downloading:</text:p>
        <text:p text:style-name="Text_20_body">e.g.</text:p>
        <text:p text:style-name="P25"><text:span text:style-name="Teletype_5f_text_5f_text_5f_text">curl localhost:8080/1.3/pcapi/fs/dropbox/userid/myDirectory/myfilename?format=jpeg&amp;dimensions=80,80</text:span></text:p>
        <table:table table:name="Table3" table:style-name="Table3">
          <table:table-column table:style-name="Table3.A"/>
          <table:table-column table:style-name="Table3.B"/>
          <table:table-row>
            <table:table-cell office:value-type="string">
              <text:p text:style-name="Text_20_body"><text:span text:style-name="T9">NOTE:</text:span> </text:p>
            </table:table-cell>
            <table:table-cell office:value-type="string">
              <text:p text:style-name="Text_20_body"><text:span text:style-name="Teletype_5f_text_5f_text_5f_text">format</text:span> and <text:span text:style-name="Teletype_5f_text_5f_text_5f_text">dimensions</text:span> are not yet implemented</text:p>
            </table:table-cell>
          </table:table-row>
        </table:table>
        <text:h text:style-name="Heading_20_3" text:outline-level="3"><text:bookmark-start text:name="__RefHeading__918_1156997445"/><text:bookmark text:name="_editor_record_access"/>2.3. EDITOR/RECORD access<text:bookmark-end text:name="__RefHeading__918_1156997445"/></text:h>
        <text:p text:style-name="Text_20_body">The URL pattern used for accessing <text:span text:style-name="Teletype_5f_text_5f_text_5f_text">editors</text:span> and <text:span text:style-name="Teletype_5f_text_5f_text_5f_text">records</text:span> should start with <text:span text:style-name="Teletype_5f_text_5f_text_5f_text">/editors</text:span> or <text:span text:style-name="Teletype_5f_text_5f_text_5f_text">/records</text:span> <text:s/>respectively. E.g.</text:p>
        <text:p text:style-name="P25"><text:span text:style-name="Teletype_5f_text_5f_text_5f_text">localhost:8080/1.3/pcapi/editors/&lt;PROVIDER&gt;/&lt;USERID&gt;/&lt;PATH&gt;</text:span></text:p>
        <text:p text:style-name="Text_20_body">The PATH convention used is as follows:</text:p>
        <text:list xml:id="list867875806832075516" text:style-name="L2">
          <text:list-item>
            <text:p text:style-name="P54">Each record has its own folder named after the record "name". </text:p>
          </text:list-item>
          <text:list-item>
            <text:p text:style-name="P54">All editors are in one big folder. </text:p>
          </text:list-item>
        </text:list>
        <text:h text:style-name="Heading_20_4" text:outline-level="4"><text:bookmark-start text:name="__RefHeading__920_1156997445"/><text:bookmark text:name="geteditors"/>2.3.1. Get editors in Folder<text:bookmark-end text:name="__RefHeading__920_1156997445"/></text:h>
        <text:p text:style-name="Text_20_body">A simple GET request will return all editors with the default ".edtr" extension <text:span text:style-name="T33">in the </text:span><text:span text:style-name="T5">metadata</text:span><text:span text:style-name="T21"> property</text:span>. <text:span text:style-name="T33">Furthermore all editor files will be parsed for a survey title which will be added to the </text:span><text:span text:style-name="T5">names</text:span><text:span text:style-name="T21"> property. If the parsing fails (no title, </text:span><text:span text:style-name="T22">unsupported </text:span><text:span text:style-name="T21">editor </text:span><text:span text:style-name="T23">format</text:span><text:span text:style-name="T21"> etc.) the</text:span><text:span text:style-name="T25">n javascript's</text:span><text:span text:style-name="T21"> </text:span><text:span text:style-name="T6">null</text:span><text:span text:style-name="T5"> </text:span><text:span text:style-name="T21">will be used </text:span><text:span text:style-name="T24">instead</text:span>:</text:p>
        <text:p text:style-name="P25"><text:span text:style-name="Teletype_5f_text_5f_text_5f_text">curl localhost:8080/1.3/pcapi/editors/</text:span><text:span text:style-name="Teletype_5f_text_5f_text_5f_text"><text:span text:style-name="T34">local</text:span></text:span><text:span text:style-name="Teletype_5f_text_5f_text_5f_text">/userid/</text:span></text:p>
        <text:p text:style-name="P26">Example Output:</text:p>
        <table:table table:name="Table4" table:style-name="Table4">
          <table:table-column table:style-name="Table4.A"/>
          <table:table-row>
            <table:table-cell office:value-type="string">
              <text:p text:style-name="code">{</text:p>
              <text:p text:style-name="code"><text:s/>"metadata": [</text:p>
              <text:p text:style-name="code"><text:s text:c="5"/>"/editors/ddddd.edtr",</text:p>
              <text:p text:style-name="code"><text:s text:c="5"/>"/editors/eeee.edtr",</text:p>
              <text:p text:style-name="code"><text:s text:c="5"/>"/editors/test.edtr",</text:p>
              <text:p text:style-name="code"><text:s text:c="5"/>"/editors/trees.edtr"</text:p>
              <text:p text:style-name="code"><text:s/>],</text:p>
              <text:p text:style-name="P51"><text:s/>"<text:span text:style-name="T32">names</text:span>": <text:span text:style-name="T32">[</text:span></text:p>
              <text:p text:style-name="P51"><text:s text:c="5"/>"<text:span text:style-name="T32">Survey 1",</text:span></text:p>
              <text:p text:style-name="P52"><text:s text:c="5"/>"My Survey Title"</text:p>
              <text:p text:style-name="P52"><text:soft-page-break/><text:s text:c="5"/>"Another title"</text:p>
              <text:p text:style-name="P52"><text:s text:c="5"/><text:span text:style-name="T35">null</text:span></text:p>
              <text:p text:style-name="P52"><text:s/>],</text:p>
              <text:p text:style-name="code"><text:s/>"error": 0</text:p>
              <text:p text:style-name="code">}</text:p>
            </table:table-cell>
          </table:table-row>
        </table:table>
        <text:h text:style-name="Heading_20_4" text:outline-level="4"><text:bookmark-start text:name="__RefHeading__922_1156997445"/><text:bookmark text:name="getrecords"/>2.3.2. Get all records<text:bookmark-end text:name="__RefHeading__922_1156997445"/></text:h>
        <text:p text:style-name="Text_20_body">A simple GET request returns all record files as a JSON array:</text:p>
        <text:p text:style-name="P25"><text:span text:style-name="Teletype_5f_text_5f_text_5f_text">curl localhost:8080/pcapi/records/dropbox/userid</text:span></text:p>
        <text:p text:style-name="Text_20_body">The optional <text:span text:style-name="Teletype_5f_text_5f_text_5f_text">filter</text:span> argument will filter the returned list of records based on the following values:</text:p>
        <text:p text:style-name="List_20_Heading"><text:span text:style-name="T9">Where</text:span>: </text:p>
        <text:p text:style-name="P32"><text:span text:style-name="T9">editor</text:span> </text:p>
        <text:p text:style-name="P34">Filter based on editor <text:span text:style-name="T4">id</text:span> using the format <text:span text:style-name="T4">filter=editor&amp;id=myeditor.edtr</text:span></text:p>
        <text:p text:style-name="P33">envelope</text:p>
        <text:p text:style-name="P34"><text:span text:style-name="T7">Filter based on bounding box parameter </text:span><text:span text:style-name="T8">bbox </text:span><text:span text:style-name="T7">using the format </text:span><text:span text:style-name="T8">filter=envelope&amp;bbox=&lt;</text:span><text:span text:style-name="T4">xmin&gt;, &lt;ymin&gt;, &lt;xmax&gt;,&lt;ymax&gt;</text:span></text:p>
        <text:p text:style-name="P33">date</text:p>
        <text:p text:style-name="P34">Filter based on a date range defined by parameters <text:span text:style-name="T4">start_date</text:span> and <text:span text:style-name="T4">end_date</text:span>. The end_date is optional and will default to the current time if omitted. <text:s/>Example:</text:p>
        <text:p text:style-name="P35">filter=date&amp;start_date=20121101_12:00:00&amp;end_date=20121105_12:00:00</text:p>
        <text:p text:style-name="P32"><text:span text:style-name="T9">format</text:span> </text:p>
        <text:p text:style-name="P34">Return geodata in a specific format, either GeoJSON, KML <text:span text:style-name="T28">or </text:span>CSV.</text:p>
        <text:p text:style-name="P35">filter=format&amp;frmt=geojson</text:p>
        <text:p text:style-name="P36"><text:span text:style-name="T20">Additionaly, the special parameter</text:span><text:span text:style-name="T19"> </text:span><text:span text:style-name="Teletype_5f_text_5f_text_5f_text">frmt=database</text:span><text:span text:style-name="T19"> w</text:span><text:span text:style-name="T20">ill</text:span><text:span text:style-name="T19"> export all data to a preconfigured PostGIS database according to the values of </text:span><text:span text:style-name="T26">./</text:span><text:span text:style-name="T27">etc/</text:span><text:span text:style-name="T26">config.ini</text:span>.</text:p>
        <text:p text:style-name="P14"><text:tab/><text:span text:style-name="T9">mimetype</text:span> </text:p>
        <text:p text:style-name="P14"><text:tab/><text:tab/>Filter on mime type of media format </text:p>
        <table:table table:name="Table5" table:style-name="Table5">
          <table:table-column table:style-name="Table5.A"/>
          <table:table-column table:style-name="Table5.B"/>
          <table:table-row>
            <table:table-cell office:value-type="string">
              <text:p text:style-name="Text_20_body"><text:span text:style-name="T9">NOTE:</text:span> </text:p>
            </table:table-cell>
            <table:table-cell office:value-type="string">
              <text:p text:style-name="Text_20_body">Currently implemented filters are <text:span text:style-name="T9">envelope</text:span>, <text:span text:style-name="T9">editor, format</text:span> and <text:span text:style-name="T9">date</text:span>.<text:span text:style-name="T4"> </text:span></text:p>
            </table:table-cell>
          </table:table-row>
        </table:table>
        <text:p text:style-name="Text_20_body"/>
        <text:p text:style-name="P21">Example Output:</text:p>
        <table:table table:name="Table6" table:style-name="Table6">
          <table:table-column table:style-name="Table6.A"/>
          <table:table-row>
            <table:table-cell office:value-type="string">
              <text:p text:style-name="P37">{</text:p>
              <text:p text:style-name="P37"><text:s text:c="4"/>"records": [</text:p>
              <text:p text:style-name="P37"><text:s text:c="8"/>{</text:p>
              <text:p text:style-name="P37"><text:s text:c="12"/>"duncan st": {</text:p>
              <text:p text:style-name="P37"><text:s text:c="16"/>"fields": [</text:p>
              <text:p text:style-name="P37"><text:s text:c="20"/>{</text:p>
              <text:p text:style-name="P37"><text:soft-page-break/><text:s text:c="24"/>"id": "fieldcontain-image-1",</text:p>
              <text:p text:style-name="P37"><text:s text:c="24"/>"val": "1366031020249.jpg",</text:p>
              <text:p text:style-name="P37"><text:s text:c="24"/>"label": "Take"</text:p>
              <text:p text:style-name="P37"><text:s text:c="20"/>}</text:p>
              <text:p text:style-name="P37"><text:s text:c="16"/>],</text:p>
              <text:p text:style-name="P37"><text:s text:c="16"/>"point": {</text:p>
              <text:p text:style-name="P37"><text:s text:c="20"/>"lat": 55.93561960435346,</text:p>
              <text:p text:style-name="P37"><text:s text:c="20"/>"alt": null,</text:p>
              <text:p text:style-name="P37"><text:s text:c="20"/>"lon": -3.1763742274678237</text:p>
              <text:p text:style-name="P37"><text:s text:c="16"/>},</text:p>
              <text:p text:style-name="P37"><text:s text:c="16"/>"editor": "litter in edinburgh.edtr",</text:p>
              <text:p text:style-name="P37"><text:s text:c="16"/>"timestamp": "2013-04-15T13:04:00.464Z",</text:p>
              <text:p text:style-name="P37"><text:s text:c="16"/>"name": "duncan st"</text:p>
              <text:p text:style-name="P37"><text:s text:c="12"/>}</text:p>
              <text:p text:style-name="P37"><text:s text:c="8"/>},</text:p>
              <text:p text:style-name="P37"><text:s text:c="8"/>{</text:p>
              <text:p text:style-name="P37"><text:s text:c="12"/>"desk (5)": {</text:p>
              <text:p text:style-name="P37"><text:s text:c="16"/>"fields": [</text:p>
              <text:p text:style-name="P37"><text:s text:c="20"/>{</text:p>
              <text:p text:style-name="P37"><text:s text:c="24"/>"id": "fieldcontain-image-1",</text:p>
              <text:p text:style-name="P37"><text:s text:c="24"/>"val": "1365757260427.jpg",</text:p>
              <text:p text:style-name="P37"><text:s text:c="24"/>"label": "Image"</text:p>
              <text:p text:style-name="P37"><text:s text:c="20"/>}</text:p>
              <text:p text:style-name="P37"><text:s text:c="16"/>],</text:p>
              <text:p text:style-name="P37"><text:s text:c="16"/>"name": "desk (5)",</text:p>
              <text:p text:style-name="P37"><text:s text:c="16"/>"editor": "image.edtr",</text:p>
              <text:p text:style-name="P37"><text:s text:c="16"/>"timestamp": "2013-04-12T09:01:18.840Z",</text:p>
              <text:p text:style-name="P37"><text:s text:c="16"/>"point": {</text:p>
              <text:p text:style-name="P37"><text:s text:c="20"/>"lat": 55.93749020527392,</text:p>
              <text:p text:style-name="P37"><text:s text:c="20"/>"alt": null,</text:p>
              <text:p text:style-name="P37"><text:s text:c="20"/>"lon": -3.1780926655209907</text:p>
              <text:p text:style-name="P37"><text:s text:c="16"/>}</text:p>
              <text:p text:style-name="P37"><text:s text:c="12"/>}</text:p>
              <text:p text:style-name="P37"><text:s text:c="8"/>}</text:p>
              <text:p text:style-name="P37"><text:s text:c="4"/>],</text:p>
              <text:p text:style-name="P37"><text:s text:c="4"/>"error": 0</text:p>
              <text:p text:style-name="P37">}</text:p>
            </table:table-cell>
          </table:table-row>
        </table:table>
        <text:p text:style-name="Text_20_body"/>
        <text:h text:style-name="P66" text:outline-level="4"><text:bookmark-start text:name="__RefHeading__1439_2074858460"/>2.3.3. Get one record/editor<text:bookmark-end text:name="__RefHeading__1439_2074858460"/></text:h>
        <text:p text:style-name="Text_20_body">This is an example of having a GET request in order to get back a single record or editor:</text:p>
        <text:p text:style-name="Text_20_body">a. for editor</text:p>
        <text:p text:style-name="P40">curl localhost:8080/1.3/pcapi/editors/dropbox/userid/editor.edtr</text:p>
        <text:p text:style-name="Preformatted_20_Text"/>
        <text:p text:style-name="Text_20_body">Example output:</text:p>
        <table:table table:name="Table7" table:style-name="Table7">
          <table:table-column table:style-name="Table7.A"/>
          <table:table-row>
            <table:table-cell office:value-type="string">
              <text:p text:style-name="P15">&lt;form id="form532" data-ajax="false"&gt;</text:p>
              <text:p text:style-name="P37"/>
              <text:p text:style-name="P39">&lt;div class="fieldcontain" id="fieldcontain-text-1"&gt;</text:p>
              <text:p text:style-name="P39">&lt;label for="form-text-1"&gt;Title&lt;/label&gt;</text:p>
              <text:p text:style-name="P39">&lt;input name="form-text-1" id="form-text-1" type="text" required="" placeholder="record name" maxlength="15"&gt;</text:p>
              <text:p text:style-name="P39">&lt;/div&gt;</text:p>
              <text:p text:style-name="P37"/>
              <text:p text:style-name="P39">&lt;div class="fieldcontain" id="fieldcontain-radio-1"&gt;</text:p>
              <text:p text:style-name="P39">&lt;fieldset data-role="controlgroup"&gt;</text:p>
              <text:p text:style-name="P39">&lt;legend&gt;Choose&lt;/legend&gt;</text:p>
              <text:p text:style-name="P39">&lt;label for="form-radio-1"&gt;Happy&lt;/label&gt;</text:p>
              <text:p text:style-name="P39">&lt;input name="form-radio1" id="form-radio-1" value="Happy" type="radio" required=""&gt;</text:p>
              <text:p text:style-name="P37"/>
              <text:p text:style-name="P39">&lt;label for="form-radio-2"&gt;Sad&lt;/label&gt;</text:p>
              <text:p text:style-name="P39">&lt;input name="form-radio1" id="form-radio-2" value="Sad" type="radio" <text:soft-page-break/>required=""&gt;&lt;/fieldset&gt;</text:p>
              <text:p text:style-name="P39">&lt;/div&gt;</text:p>
              <text:p text:style-name="P37"/>
              <text:p text:style-name="P39">&lt;div class="fieldcontain" id="fieldcontain-image-1"&gt;</text:p>
              <text:p text:style-name="P39">&lt;div class="button-wrapper button-camera"&gt;</text:p>
              <text:p text:style-name="P39">&lt;input name="form-image-1" id="form-image-1" type="file" accept="image/png" capture="camera" class="camera"&gt;</text:p>
              <text:p text:style-name="P39">&lt;label for="form-image-1"&gt;Take&lt;/label&gt;</text:p>
              <text:p text:style-name="P39">&lt;/div&gt;</text:p>
              <text:p text:style-name="P39">&lt;/div&gt;</text:p>
              <text:p text:style-name="P37"/>
              <text:p text:style-name="P39">&lt;div id="another_test_form-buttons" class="fieldcontain ui-grid-a"&gt;</text:p>
              <text:p text:style-name="P39">&lt;div class="ui-block-a"&gt;</text:p>
              <text:p text:style-name="P39">&lt;input type="submit" name="record" id="532_record" value="Save"&gt;</text:p>
              <text:p text:style-name="P39">&lt;/div&gt;</text:p>
              <text:p text:style-name="P39">&lt;div class="ui-block-b"&gt;</text:p>
              <text:p text:style-name="P39">&lt;input type="button" name="cancel" id="532_cancel" value="Cancel"&gt;</text:p>
              <text:p text:style-name="P39">&lt;/div&gt;</text:p>
              <text:p text:style-name="P39">&lt;/div&gt;</text:p>
              <text:p text:style-name="P28">&lt;/form&gt;</text:p>
            </table:table-cell>
          </table:table-row>
        </table:table>
        <text:p text:style-name="Text_20_body"/>
        <text:p text:style-name="Text_20_body">b. for record:</text:p>
        <text:p text:style-name="P46">curl localhost:8080/1.3/pcapi/records/dropbox/userid/record/record.json</text:p>
        <text:p text:style-name="Text_20_body">Example output:</text:p>
        <table:table table:name="Table8" table:style-name="Table8">
          <table:table-column table:style-name="Table8.A"/>
          <table:table-row>
            <table:table-cell office:value-type="string">
              <text:p text:style-name="code">{</text:p>
              <text:p text:style-name="code"><text:s text:c="4"/>"editor": "another test form.edtr",</text:p>
              <text:p text:style-name="code"><text:s text:c="4"/>"fields": [</text:p>
              <text:p text:style-name="code"><text:s text:c="8"/>{</text:p>
              <text:p text:style-name="code"><text:s text:c="12"/>"id": "fieldcontain-radio-1",</text:p>
              <text:p text:style-name="code"><text:s text:c="12"/>"label": "Choose",</text:p>
              <text:p text:style-name="code"><text:s text:c="12"/>"val": "Happy"</text:p>
              <text:p text:style-name="code"><text:s text:c="8"/>}</text:p>
              <text:p text:style-name="code"><text:s text:c="4"/>],</text:p>
              <text:p text:style-name="code"><text:s text:c="4"/>"name": "feelings",</text:p>
              <text:p text:style-name="code"><text:s text:c="4"/>"point": {</text:p>
              <text:p text:style-name="code"><text:s text:c="8"/>"lon": -3.179603088585148,</text:p>
              <text:p text:style-name="code"><text:s text:c="8"/>"lat": 55.940356699067394,</text:p>
              <text:p text:style-name="code"><text:s text:c="8"/>"alt": null</text:p>
              <text:p text:style-name="code"><text:s text:c="4"/>},</text:p>
              <text:p text:style-name="code"><text:s text:c="4"/>"timestamp": "2013-04-16T10:28:08.204Z"</text:p>
              <text:p text:style-name="code">}</text:p>
            </table:table-cell>
          </table:table-row>
        </table:table>
        <text:p text:style-name="Text_20_body"/>
        <text:h text:style-name="Heading_20_4" text:outline-level="4"><text:bookmark-start text:name="__RefHeading__924_1156997445"/><text:bookmark text:name="_get_k_v_pair_for_records"/>2.3.4. Get K/V pair for records<text:bookmark-end text:name="__RefHeading__924_1156997445"/></text:h>
        <text:p text:style-name="P25"><text:span text:style-name="Teletype_5f_text_5f_text_5f_text"><text:span text:style-name="T1">A get request that will return all Key/Value pairs associated with a record:</text:span></text:span></text:p>
        <text:p text:style-name="curl"><text:span text:style-name="Teletype_5f_text_5f_text_5f_text">curl localhost:8080/1.3/pcapi/record/dropbox/userid/my_record_name/myrecord</text:span></text:p>
        <table:table table:name="Table9" table:style-name="Table9">
          <table:table-column table:style-name="Table9.A"/>
          <table:table-column table:style-name="Table9.B"/>
          <table:table-row>
            <table:table-cell office:value-type="string">
              <text:p text:style-name="Text_20_body"><text:span text:style-name="T9">NOTE:</text:span> </text:p>
            </table:table-cell>
            <table:table-cell office:value-type="string">
              <text:p text:style-name="Text_20_body">Not implemented. <text:s/>Currently not part of a use case.</text:p>
            </table:table-cell>
          </table:table-row>
        </table:table>
        <text:h text:style-name="Heading_20_4" text:outline-level="4"><text:bookmark-start text:name="__RefHeading__926_1156997445"/><text:bookmark text:name="_create_a_record_with_post"/>2.3.5. Create a record with POST<text:bookmark-end text:name="__RefHeading__926_1156997445"/></text:h>
        <text:p text:style-name="Text_20_body">A POST request can point to either a file or a folder. The depth of the path tree is important. If only the record name is provided (depth is 1) then the POST data will be saved as record.json <text:soft-page-break/>inside that record folder. If that folder already exists a new one will be created. This is best explained by example:</text:p>
        <text:p text:style-name="Text_20_body">Assuming the PATH is <text:span text:style-name="Teletype_5f_text_5f_text_5f_text">/myrecord</text:span> (depth is 1):</text:p>
        <text:list xml:id="list4968632468234560507" text:style-name="L3">
          <text:list-item>
            <text:p text:style-name="P55">If <text:span text:style-name="Teletype_5f_text_5f_text_5f_text">/myrecord</text:span> does not exist then the file is saved at <text:span text:style-name="Teletype_5f_text_5f_text_5f_text">/myrecord/record.json</text:span> </text:p>
          </text:list-item>
          <text:list-item>
            <text:p text:style-name="P55">If it does exist then the file is saved at <text:span text:style-name="Teletype_5f_text_5f_text_5f_text">/myrecord (2)/record.json</text:span> (or keeps trying new folder names until a free name is found) </text:p>
          </text:list-item>
        </text:list>
        <text:p text:style-name="Text_20_body">If the PATH is <text:span text:style-name="Teletype_5f_text_5f_text_5f_text">/myrecord/somefile</text:span> (depth is 2) then POST will create that file or a similarly named file if it already exists.</text:p>
        <text:p text:style-name="Text_20_body">For phonegap compatibility, the file contents may be sent using as multipart/form-data inside a field named <text:span text:style-name="Teletype_5f_text_5f_text_5f_text">file</text:span> like in the following example:</text:p>
        <text:p text:style-name="P25"><text:span text:style-name="Teletype_5f_text_5f_text_5f_text">curl --form file=@somerecord.json localhost:8080/1.3/pcapi/record/dropbox/userid/myrecord/myrecord.json</text:span></text:p>
        <text:p text:style-name="P30">Example Output:</text:p>
        <table:table table:name="Table10" table:style-name="Table10">
          <table:table-column table:style-name="Table10.A"/>
          <table:table-row>
            <table:table-cell office:value-type="string">
              <text:p text:style-name="P25"><text:span text:style-name="Teletype_5f_text_5f_text_5f_text">{"msg": "File uploaded", "path": "/records/myrecord/myrecord (2).json", "error": 0}</text:span></text:p>
            </table:table-cell>
          </table:table-row>
        </table:table>
        <text:p text:style-name="P29"/>
        <text:h text:style-name="Heading_20_4" text:outline-level="4"><text:bookmark-start text:name="__RefHeading__928_1156997445"/><text:bookmark text:name="_update_overwrite_a_record_with_put"/>2.3.6. Update (overwrite) a record with PUT<text:bookmark-end text:name="__RefHeading__928_1156997445"/></text:h>
        <text:p text:style-name="Text_20_body">A PUT request must always point to a file (normally a record file or an asset file). If that file exists it will be overwritten:</text:p>
        <text:p text:style-name="P25"><text:span text:style-name="Teletype_5f_text_5f_text_5f_text">curl -X PUT -T myrecord localhost:8080/1.3/pcapi/record/dropbox/userid/myrecord/myrecord.json</text:span></text:p>
        <text:p text:style-name="P31"><text:span text:style-name="T15">The optional parameter </text:span><text:span text:style-name="Teletype_5f_text_5f_text_5f_text"><text:span text:style-name="T18">autoexport=true</text:span></text:span><text:span text:style-name="T15"> will </text:span><text:span text:style-name="T16">also</text:span><text:span text:style-name="T15"> export the record to </text:span><text:span text:style-name="T16">the</text:span><text:span text:style-name="T15"> database </text:span><text:span text:style-name="T16">table corresponding to the </text:span><text:span text:style-name="T17">editor/form that generated that record</text:span><text:span text:style-name="T15">.</text:span><text:span text:style-name="T14"> <text:s/></text:span></text:p>
        <text:p text:style-name="P30">Example Output:</text:p>
        <table:table table:name="Table11" table:style-name="Table11">
          <table:table-column table:style-name="Table11.A"/>
          <table:table-row>
            <table:table-cell office:value-type="string">
              <text:p text:style-name="P25"><text:span text:style-name="Teletype_5f_text_5f_text_5f_text">{"msg": "File uploaded", "path": "/records/myrecord/myrecord.json", "error": 0}</text:span></text:p>
            </table:table-cell>
          </table:table-row>
        </table:table>
        <text:p text:style-name="P29"/>
        <text:h text:style-name="Heading_20_4" text:outline-level="4"><text:bookmark-start text:name="__RefHeading__930_1156997445"/><text:bookmark text:name="_upload_editor_form"/>2.3.7. Upload editor form<text:bookmark-end text:name="__RefHeading__930_1156997445"/></text:h>
        <text:p text:style-name="Text_20_body">Same call as <text:a xlink:type="simple" xlink:href="#geteditors" text:style-name="Internet_20_link" text:visited-style-name="Visited_20_Internet_20_Link">geteditors</text:a> but issued as a PUT request:</text:p>
        <text:p text:style-name="P25"><text:span text:style-name="Teletype_5f_text_5f_text_5f_text">curl -X PUT -T myeditor localhost:8080/1.3/pcapi/editor/dropbox/userid/myeditor</text:span></text:p>
        <text:p text:style-name="P27">Example Output:</text:p>
        <table:table table:name="Table12" table:style-name="Table12">
          <table:table-column table:style-name="Table12.A"/>
          <table:table-row>
            <table:table-cell office:value-type="string">
              <text:p text:style-name="P37">{"msg": "File uploaded", "path": "/editors/hggjg.edtr", "error": 0}</text:p>
            </table:table-cell>
          </table:table-row>
        </table:table>
        <text:p text:style-name="P25"/>
        <text:h text:style-name="Heading_20_4" text:outline-level="4"><text:bookmark-start text:name="__RefHeading__932_1156997445"/><text:bookmark text:name="updaterecord"/><text:soft-page-break/>2.3.8. Update record<text:bookmark-end text:name="__RefHeading__932_1156997445"/></text:h>
        <text:p text:style-name="Text_20_body">A POST request of a json object containing the updated K/V fields. Only the changed values should be submitted. To delete a tag, just use an empty string as a value.</text:p>
        <text:p text:style-name="Text_20_body">Example with curl to create or update a key named <text:span text:style-name="Teletype_5f_text_5f_text_5f_text">Author</text:span> with value <text:span text:style-name="Teletype_5f_text_5f_text_5f_text">John Doe</text:span> and to delete a tag named <text:span text:style-name="Teletype_5f_text_5f_text_5f_text">Copyright</text:span> in one operation:</text:p>
        <text:p text:style-name="Preformatted_20_Text"><text:span text:style-name="Teletype_5f_text_5f_text_5f_text">curl --data 'metadata={"Author":"John Doe","Copyright":""}' \</text:span></text:p>
        <text:p text:style-name="P25"><text:span text:style-name="Teletype_5f_text_5f_text_5f_text">https://localhost:8080/pcapi/record/dropbox/userid/myDirectory/myrecord</text:span></text:p>
        <table:table table:name="Table13" table:style-name="Table13">
          <table:table-column table:style-name="Table13.A"/>
          <table:table-column table:style-name="Table13.B"/>
          <table:table-row>
            <table:table-cell office:value-type="string">
              <text:p text:style-name="Text_20_body"><text:span text:style-name="T9">NOTE:</text:span> </text:p>
            </table:table-cell>
            <table:table-cell office:value-type="string">
              <text:p text:style-name="Text_20_body">Not implemented in the API. Records can be edited by the authoring tool.</text:p>
            </table:table-cell>
          </table:table-row>
        </table:table>
        <text:h text:style-name="Heading_20_4" text:outline-level="4"><text:bookmark-start text:name="__RefHeading__934_1156997445"/><text:bookmark text:name="_geotag_record"/>2.3.9. Geotag record<text:bookmark-end text:name="__RefHeading__934_1156997445"/></text:h>
        <text:p text:style-name="Text_20_body">This is just a special case of <text:a xlink:type="simple" xlink:href="#updaterecord" text:style-name="Internet_20_link" text:visited-style-name="Visited_20_Internet_20_Link">update record</text:a>. To geotag a record just set the GPSLatitude and GPSLongitude keys to a valid lat/lon value e.g.:</text:p>
        <text:p text:style-name="Preformatted_20_Text"><text:span text:style-name="Teletype_5f_text_5f_text_5f_text">curl --data 'metadata={"GPSLongitude":-3.1901,"GPSLatitude":55.9545}' \</text:span></text:p>
        <text:p text:style-name="P25"><text:span text:style-name="Teletype_5f_text_5f_text_5f_text">https://localhost:8080/1.3/pcapi/record/dropbox/userid/myDirectory/myrecord</text:span></text:p>
        <table:table table:name="Table14" table:style-name="Table14">
          <table:table-column table:style-name="Table14.A"/>
          <table:table-column table:style-name="Table14.B"/>
          <table:table-row>
            <table:table-cell office:value-type="string">
              <text:p text:style-name="Text_20_body"><text:span text:style-name="T9">NOTE:</text:span> </text:p>
            </table:table-cell>
            <table:table-cell office:value-type="string">
              <text:p text:style-name="Text_20_body">Not implemented. Records are currently geotagged by the authoring tool.</text:p>
            </table:table-cell>
          </table:table-row>
        </table:table>
        <text:h text:style-name="P67" text:outline-level="4"><text:bookmark-start text:name="__RefHeading__1441_2074858460"/>2.3.10. Delete record<text:bookmark-end text:name="__RefHeading__1441_2074858460"/></text:h>
        <text:p text:style-name="P16">This is an example of a DELETE request:</text:p>
        <text:p text:style-name="P44">curl -X DELETE localhost:8080/1.3/pcapi/records/dropbox/userid/record</text:p>
        <text:p text:style-name="Preformatted_20_Text"/>
        <text:p text:style-name="P18">The response we get is:</text:p>
        <table:table table:name="Table15" table:style-name="Table15">
          <table:table-column table:style-name="Table15.A"/>
          <table:table-row>
            <table:table-cell office:value-type="string">
              <text:p text:style-name="P37">{"msg": "/records/record deleted", "error": 0}</text:p>
            </table:table-cell>
          </table:table-row>
        </table:table>
        <text:h text:style-name="P67" text:outline-level="4">2.3.10. <text:span text:style-name="T29">Publish </text:span>record <text:span text:style-name="T30">to PostGIS and (optionally) a Geoserver W*S endpoint</text:span></text:h>
        <text:p text:style-name="P20"><text:span text:style-name="T29">Publishes a record after it has been uploaded with all its assets. Publication </text:span><text:span text:style-name="T10">depends on a </text:span><text:span text:style-name="T11">pre</text:span><text:span text:style-name="T10">configured PostGIS database</text:span><text:span text:style-name="T29"> specified in </text:span><text:span text:style-name="Teletype_5f_text_5f_text_5f_text"><text:span text:style-name="T29">pcapi.ini</text:span></text:span><text:span text:style-name="T29">. Optionally a Geoserver endpoint can also be configured to provide access to those records from an OGC compliant WMS/WFS interface.</text:span></text:p>
        <text:p text:style-name="P45">curl localhost:8080/1.3/pcapi/records/<text:span text:style-name="T29">local</text:span>/userid/record?<text:span text:style-name="T29">ogc_sync=true</text:span></text:p>
        <text:p text:style-name="P41"/>
        <text:p text:style-name="P19">The <text:span text:style-name="T31">nominal response</text:span> is:</text:p>
        <table:table table:name="Table20" table:style-name="Table20">
          <table:table-column table:style-name="Table20.A"/>
          <table:table-row>
            <table:table-cell office:value-type="string">
              <text:p text:style-name="P38">{"msg": "<text:span text:style-name="T29">INSERT 1 0</text:span>", "error": 0}</text:p>
            </table:table-cell>
          </table:table-row>
        </table:table>
        <text:p text:style-name="P22"/>
        <text:h text:style-name="Heading_20_3" text:outline-level="3"><text:bookmark-start text:name="__RefHeading__936_1156997445"/><text:bookmark text:name="_synchronize_records"/><text:soft-page-break/>2.4. Synchronize records<text:bookmark-end text:name="__RefHeading__936_1156997445"/></text:h>
        <text:p text:style-name="Text_20_body">Synchronization is currently implemented using a simple scheme — it answers the question "What has changed in the remote filesystem since last time I asked?". It is implemented as a single call with an optional <text:span text:style-name="Teletype_5f_text_5f_text_5f_text">CURSOR</text:span> parameter:</text:p>
        <text:p text:style-name="curl"><text:span text:style-name="Teletype_5f_text_5f_text_5f_text"><text:span text:style-name="T13">https://localhost:8080/1.3/pcapi/sync/PROVIDER/USERID</text:span></text:span></text:p>
        <text:p text:style-name="Text_20_body">or</text:p>
        <text:p text:style-name="curl"><text:span text:style-name="Teletype_5f_text_5f_text_5f_text">https://localhost:8080/1.3/pcapi/sync/PROVIDER/USERID/CURSOR</text:span></text:p>
        <text:p text:style-name="List_20_Heading"><text:span text:style-name="T9">Where</text:span>: </text:p>
        <text:p text:style-name="P32"><text:span text:style-name="T9">USERID</text:span> </text:p>
        <text:p text:style-name="P34">The USERID returned from a valid authentication. </text:p>
        <text:p text:style-name="P32"><text:span text:style-name="T9">PROVIDER</text:span> </text:p>
        <text:p text:style-name="P34">The storage provier (e.g. Dropbox) which must return <text:span text:style-name="Teletype_5f_text_5f_text_5f_text">synchronize</text:span> in its <text:a xlink:type="simple" xlink:href="#capabilities" text:style-name="Internet_20_link" text:visited-style-name="Visited_20_Internet_20_Link">capabilities</text:a>. </text:p>
        <text:p text:style-name="P32"><text:span text:style-name="T9">CURSOR</text:span> (optional) </text:p>
        <text:p text:style-name="P34">A string of characters that represent the state of the filesystem at some point in time. By omitting this argument a new cursor string is created </text:p>
        <text:p text:style-name="P23"><text:span text:style-name="T9">Returns</text:span>: </text:p>
        <text:p text:style-name="P24">A JSON object with a list of <text:span text:style-name="Teletype_5f_text_5f_text_5f_text">deleted</text:span> and <text:span text:style-name="Teletype_5f_text_5f_text_5f_text">updated</text:span> files. </text:p>
        <text:h text:style-name="Heading_20_4" text:outline-level="4"><text:bookmark-start text:name="__RefHeading__938_1156997445"/><text:bookmark text:name="_synchronization_example"/>2.4.1. Synchronization example:<text:bookmark-end text:name="__RefHeading__938_1156997445"/></text:h>
        <text:p text:style-name="Text_20_body">First get a cursor string which represents the current state of the filesystem</text:p>
        <text:p text:style-name="P25"><text:span text:style-name="Teletype_5f_text_5f_text_5f_text">curl https://localhost:8080/1.3/pcapi/sync/dropbox/tchzufdt438y76q</text:span></text:p>
        <text:p text:style-name="Text_20_body">This will return a JSON object similar to:</text:p>
        <text:p text:style-name="P25"><text:span text:style-name="Teletype_5f_text_5f_text_5f_text">{"cursor": "Au92d4xq943JlFRE9apZ_IN4VNL15fbjTY8UrtoZgSvAeJxjZcjYzcA4Y", "error": 0}</text:span></text:p>
        <text:p text:style-name="Text_20_body">The cursor string should be stored and reused every time a sync is required. E.g. If 2 image files were added (or modified) and another one was deleted the following API call will provide that information:</text:p>
        <text:p text:style-name="P25"><text:span text:style-name="Teletype_5f_text_5f_text_5f_text">curl https://localhost:8080/1.3/pcapi/sync/dropbox/tchzufdt438y76q/Au92d4xq943JlFRE9apZ_IN4VNL15fbjTY8UrtoZgSvAeJxjZcjYzcA4Y</text:span></text:p>
        <text:p text:style-name="Text_20_body">Which will return something like:</text:p>
        <text:p text:style-name="P25"><text:span text:style-name="Teletype_5f_text_5f_text_5f_text">{"deleted": ["/records/image1.jpg","/records/image2.jpg"], "updated": ["/records/record2/audio.wav"], "error": 0}</text:span></text:p>
        <text:p text:style-name="Text_20_body">The client app should then update its local cache by deleting all entries under <text:span text:style-name="Teletype_5f_text_5f_text_5f_text">deleted</text:span> and by downloading/overwriting all entries under <text:span text:style-name="Teletype_5f_text_5f_text_5f_text">updated</text:span>. After synching is complete the client <text:soft-page-break/>would normally request a new <text:span text:style-name="Teletype_5f_text_5f_text_5f_text">cursor</text:span> string to reset the tracking of the filesystem to its current state.</text:p>
        <text:h text:style-name="Heading_20_3" text:outline-level="3"><text:bookmark-start text:name="__RefHeading__940_1156997445"/><text:bookmark text:name="authentication"/>2.5. Authentication :<text:bookmark-end text:name="__RefHeading__940_1156997445"/></text:h>
        <text:p text:style-name="Text_20_body">Authentication is implemented as a compatibility layer on top of of other cloud providers. The main principle behind the current authentication scheme is that the PC middleware should not act as the user itself but as a middleware with a "power of attorney" for <text:span text:style-name="Strong_20_Emphasis_5f_text_5f_text_5f_text">sandboxed</text:span> access to a fieldtrip-specific subfolder. This requires the user to be redirected to the provider’s website during the temporary token generation.</text:p>
        <text:p text:style-name="Text_20_body">Specifically:</text:p>
        <text:list xml:id="list3262317236502670061" text:style-name="L4">
          <text:list-item>
            <text:p text:style-name="P56">The PC middleware should never know the user’s actual user name and password </text:p>
          </text:list-item>
          <text:list-item>
            <text:p text:style-name="P56">It should instead use a temporary token for sandboxed access to the user’s folders. </text:p>
          </text:list-item>
          <text:list-item>
            <text:p text:style-name="P56">Time of validity for the temporary token is usually about a month (it depends on the provider). </text:p>
          </text:list-item>
        </text:list>
        <text:h text:style-name="Heading_20_4" text:outline-level="4"><text:bookmark-start text:name="__RefHeading__942_1156997445"/><text:bookmark text:name="login"/>2.5.1. Login:<text:bookmark-end text:name="__RefHeading__942_1156997445"/></text:h>
        <text:p text:style-name="Text_20_body">Initiate a connection to the specified provider using a GET request in the format</text:p>
        <text:p text:style-name="curl"><text:span text:style-name="Teletype_5f_text_5f_text_5f_text">https://localhost:8080/1.3/pcapi/auth/PROVIDER</text:span></text:p>
        <text:p text:style-name="Text_20_body">or</text:p>
        <text:p text:style-name="curl"><text:span text:style-name="Teletype_5f_text_5f_text_5f_text">https://localhost:8080/1.3/pcapi/auth/PROVIDER/USERID</text:span></text:p>
        <text:p text:style-name="Text_20_body">Both forms take the optional GET parameter <text:span text:style-name="Teletype_5f_text_5f_text_5f_text">async=true|false</text:span> to specify whether polling is desired.</text:p>
        <text:p text:style-name="List_20_Heading"><text:span text:style-name="T9">Where</text:span>: </text:p>
        <text:p text:style-name="P32"><text:span text:style-name="T9">USERID</text:span> (optional) </text:p>
        <text:p text:style-name="P34">This is the userid taken from a previous login. It can be passed here to resume that connection without having to relogin to the provider. </text:p>
        <text:p text:style-name="P32"><text:span text:style-name="T9">async</text:span> (optional) </text:p>
        <text:p text:style-name="P34">specify whether polling is desired. Polling is used when the app has no way of knowing when the user has finished logging in to the provider. </text:p>
        <text:p text:style-name="P32"><text:span text:style-name="T9">callback</text:span> (optional) </text:p>
        <text:p text:style-name="P34">a URL to redirect the user after login is complete. This parameter should only be used by browser-based clients like the <text:span text:style-name="Teletype_5f_text_5f_text_5f_text">authoring tool</text:span> because it requires listening on a public internet IP. </text:p>
        <text:p text:style-name="P23"><text:span text:style-name="T9">Returns</text:span>: </text:p>
        <text:p text:style-name="P24">A JSON object with a <text:span text:style-name="Teletype_5f_text_5f_text_5f_text">url</text:span> property (hosted by the provider and not by edina) that the user <text:soft-page-break/>can use to provide his real credentials, a user id key <text:span text:style-name="Teletype_5f_text_5f_text_5f_text">userid</text:span> that is used by the PC middleware to keep track of the connection and a <text:span text:style-name="Teletype_5f_text_5f_text_5f_text">state</text:span> variable which can be either 0 (token needs verification using <text:span text:style-name="Teletype_5f_text_5f_text_5f_text">url</text:span>) or 1 (already connected, you can start issuing commands). </text:p>
        <text:h text:style-name="Heading_20_4" text:outline-level="4"><text:bookmark-start text:name="__RefHeading__1046_1156997445"/><text:bookmark text:name="authentication_example"/>2.5.2. Example without polling (synchronous):<text:bookmark-end text:name="__RefHeading__1046_1156997445"/></text:h>
        <text:p text:style-name="Text_20_body">First issue a login request</text:p>
        <text:p text:style-name="P25"><text:span text:style-name="Teletype_5f_text_5f_text_5f_text">curl https://localhost:8080/1.3/pcapi/auth/dropbox</text:span></text:p>
        <text:p text:style-name="Text_20_body">Will return a JSON object similar to:</text:p>
        <text:p text:style-name="Preformatted_20_Text"><text:span text:style-name="Teletype_5f_text_5f_text_5f_text">{"url": "https://www.dropbox.com/1/oauth/authorize?oauth_token=tchzufdt438y76q",</text:span></text:p>
        <text:p text:style-name="P25"><text:span text:style-name="Teletype_5f_text_5f_text_5f_text">"state": 0, "userid": "tchzufdt438y76q"}</text:span></text:p>
        <text:p text:style-name="Text_20_body">Now a browser needs to open up (embedded or standalone) pointing to the above url. This url is provider-specific (e.g. dropbox) and will let the user grant temporary access to the fieldtrip app. We assume that the app has some way of knowing when the user has finished logging in with the browser. Once this is done, the app should notify the PC middleware with the following call:</text:p>
        <text:p text:style-name="P25"><text:span text:style-name="Teletype_5f_text_5f_text_5f_text">curl https://localhost:8080/1.3/pcapi/auth/dropbox/tchzufdt438y76q</text:span></text:p>
        <text:p text:style-name="Text_20_body">which should return:</text:p>
        <text:p text:style-name="Preformatted_20_Text"><text:span text:style-name="Teletype_5f_text_5f_text_5f_text">{"url": "https://www.dropbox.com/1/oauth/authorize?oauth_token=tchzufdt438y76q",</text:span></text:p>
        <text:p text:style-name="P25"><text:span text:style-name="Teletype_5f_text_5f_text_5f_text">"state": 1, "userid": "tchzufdt438y76q"}</text:span></text:p>
        <table:table table:name="Table16" table:style-name="Table16">
          <table:table-column table:style-name="Table16.A"/>
          <table:table-column table:style-name="Table16.B"/>
          <table:table-row>
            <table:table-cell office:value-type="string">
              <text:p text:style-name="Text_20_body">NOTE: </text:p>
            </table:table-cell>
            <table:table-cell office:value-type="string">
              <text:p text:style-name="Text_20_body"><text:span text:style-name="Teletype_5f_text_5f_text_5f_text">state = 1</text:span> means that the userid can be used for all other API calls.</text:p>
            </table:table-cell>
          </table:table-row>
        </table:table>
        <text:h text:style-name="Heading_20_4" text:outline-level="4"><text:bookmark-start text:name="__RefHeading__946_1156997445"/><text:bookmark text:name="_example_with_polling_asynchronous"/>2.5.3. Example with polling (asynchronous):<text:bookmark-end text:name="__RefHeading__946_1156997445"/></text:h>
        <text:p text:style-name="Text_20_body">All calls should have the <text:span text:style-name="Teletype_5f_text_5f_text_5f_text">async=true</text:span> option on.</text:p>
        <text:p text:style-name="P25"><text:span text:style-name="Teletype_5f_text_5f_text_5f_text">curl https://localhost:8080/1.3/pcapi/auth/dropbox?async=true</text:span></text:p>
        <text:p text:style-name="Text_20_body">This will return a JSON object similar to:</text:p>
        <text:p text:style-name="Preformatted_20_Text"><text:span text:style-name="Teletype_5f_text_5f_text_5f_text">{"url": "https://www.dropbox.com/1/oauth/authorize?oauth_token=tchzufdt438y76q&amp;callback=http://localhost:8080/pcapi/callback",</text:span></text:p>
        <text:p text:style-name="P25"><text:span text:style-name="Teletype_5f_text_5f_text_5f_text">"state": 0, "userid": "tchzufdt438y76q"}</text:span></text:p>
        <text:p text:style-name="Text_20_body">Now the app needs to open up a browser (embedded or standalone) pointing to the above url. We assume that the app <text:span text:style-name="Strong_20_Emphasis_5f_text_5f_text_5f_text">cannot</text:span> know when the user has finished logging in with the browser. It has to start polling the middleware at regular intervals (e.g. 1 sec.) to check that the user has finished logging in. This happens when the return value for <text:span text:style-name="Teletype_5f_text_5f_text_5f_text">state</text:span> is 1 instead of 0.</text:p>
        <text:p text:style-name="P25"><text:span text:style-name="Teletype_5f_text_5f_text_5f_text">curl https://localhost:8080/1.3/pcapi/auth/dropbox/tchzufdt438y76q?async=true</text:span></text:p>
        <text:p text:style-name="Text_20_body">which should <text:span text:style-name="Strong_20_Emphasis_5f_text_5f_text_5f_text">eventually</text:span> return:</text:p>
        <text:p text:style-name="Preformatted_20_Text"><text:span text:style-name="Teletype_5f_text_5f_text_5f_text">{"url": "https://www.dropbox.com/1/oauth/authorize?oauth_token=tchzufdt438y76q&amp;callback=http://localhost:8080/pcapi/callback",</text:span></text:p>
        <text:p text:style-name="P25"><text:span text:style-name="Teletype_5f_text_5f_text_5f_text">"state": 1, "userid": "tchzufdt438y76q"}</text:span></text:p>
        <text:p text:style-name="P25"><text:soft-page-break/></text:p>
        <text:h text:style-name="P60" text:outline-level="3">2.6. Assets :</text:h>
        <text:p text:style-name="P17"><text:span text:style-name="T2">The URL pattern used for accessing all the </text:span><text:span text:style-name="T3">records</text:span><text:span text:style-name="T2"> should start with </text:span><text:span text:style-name="T3">/records</text:span><text:span text:style-name="T2">. E.g.</text:span></text:p>
        <text:p text:style-name="P7">localhost:8080/1.3/pcapi/records/&lt;PROVIDER&gt;/&lt;USERID&gt;/&lt;PATH&gt;</text:p>
        <text:p text:style-name="P10">The PATH convention used is as follows:</text:p>
        <text:list xml:id="list6434651646429401583" text:style-name="L5">
          <text:list-item>
            <text:p text:style-name="P57">For getting all the assets you just go for assets. </text:p>
          </text:list-item>
          <text:list-item>
            <text:p text:style-name="P57">For getting specific assets such as images, audio, gpx in two different formats<text:bookmark text:name="geteditors1"/><text:bookmark text:name="__RefHeading__920_11569974451"/></text:p>
          </text:list-item>
        </text:list>
        <text:h text:style-name="P68" text:outline-level="4">2.6.1. Get all assets</text:h>
        <text:p text:style-name="P10">A simple GET request that will search and return for all the records that have images or audio files or tracks will be:</text:p>
        <text:p text:style-name="curl">curl localhost:8080/1.3/pcapi/editors/records/userid/assets/</text:p>
        <text:p text:style-name="P8">Example Output:</text:p>
        <text:p text:style-name="P6"/>
        <table:table table:name="Table17" table:style-name="Table17">
          <table:table-column table:style-name="Table17.A"/>
          <table:table-row>
            <table:table-cell office:value-type="string">
              <text:p text:style-name="P42">{</text:p>
              <text:p text:style-name="P43"><text:s text:c="2"/>"records": [</text:p>
              <text:p text:style-name="P43"><text:s text:c="6"/>{</text:p>
              <text:p text:style-name="P43"><text:s text:c="10"/>"building": {</text:p>
              <text:p text:style-name="P43"><text:s text:c="14"/>"fields": [</text:p>
              <text:p text:style-name="P43"><text:s text:c="18"/>{</text:p>
              <text:p text:style-name="P43"><text:s text:c="22"/>"id": "fieldcontain-image-1",</text:p>
              <text:p text:style-name="P43"><text:s text:c="22"/>"val": "1365773558058.jpg",</text:p>
              <text:p text:style-name="P43"><text:s text:c="22"/>"label": "Image"</text:p>
              <text:p text:style-name="P43"><text:s text:c="18"/>}</text:p>
              <text:p text:style-name="P43"><text:s text:c="14"/>],</text:p>
              <text:p text:style-name="P43"><text:s text:c="14"/>"point": {</text:p>
              <text:p text:style-name="P43"><text:s text:c="18"/>"lat": 55.93963413449301,</text:p>
              <text:p text:style-name="P43"><text:s text:c="18"/>"alt": 110.9000244140625,</text:p>
              <text:p text:style-name="P43"><text:s text:c="18"/>"lon": -3.1841814019307977</text:p>
              <text:p text:style-name="P43"><text:s text:c="14"/>},</text:p>
              <text:p text:style-name="P43"><text:s text:c="14"/>"editor": "image.edtr",</text:p>
              <text:p text:style-name="P43"><text:s text:c="14"/>"timestamp": "2013-04-12T13:32:49.665Z",</text:p>
              <text:p text:style-name="P43"><text:s text:c="14"/>"name": "building"</text:p>
              <text:p text:style-name="P43"><text:s text:c="10"/>}</text:p>
              <text:p text:style-name="P43"><text:s text:c="6"/>},</text:p>
              <text:p text:style-name="P43"><text:s text:c="6"/>{</text:p>
              <text:p text:style-name="P43"><text:s text:c="10"/>"desk (3)": {</text:p>
              <text:p text:style-name="P43"><text:s text:c="14"/>"fields": [</text:p>
              <text:p text:style-name="P43"><text:s text:c="18"/>{</text:p>
              <text:p text:style-name="P43"><text:s text:c="22"/>"id": "fieldcontain-image-1",</text:p>
              <text:p text:style-name="P43"><text:s text:c="22"/>"val": "1365582544988.jpg",</text:p>
              <text:p text:style-name="P43"><text:s text:c="22"/>"label": "Image"</text:p>
              <text:p text:style-name="P43"><text:s text:c="18"/>}</text:p>
              <text:p text:style-name="P43"><text:s text:c="14"/>],</text:p>
              <text:p text:style-name="P43"><text:s text:c="14"/>"name": "desk (3)",</text:p>
              <text:p text:style-name="P43"><text:s text:c="14"/>"editor": "image.edtr",</text:p>
              <text:p text:style-name="P43"><text:s text:c="14"/>"timestamp": "2013-04-10T08:29:25.551Z",</text:p>
              <text:p text:style-name="P43"><text:s text:c="14"/>"point": {</text:p>
              <text:p text:style-name="P43"><text:s text:c="18"/>"lat": 55.934124205790596,</text:p>
              <text:p text:style-name="P43"><text:soft-page-break/><text:s text:c="18"/>"alt": null,</text:p>
              <text:p text:style-name="P43"><text:s text:c="18"/>"lon": -3.1744371625638523</text:p>
              <text:p text:style-name="P43"><text:s text:c="14"/>}</text:p>
              <text:p text:style-name="P43"><text:s text:c="10"/>}</text:p>
              <text:p text:style-name="P43"><text:s text:c="6"/>}</text:p>
              <text:p text:style-name="P43"><text:s text:c="2"/>]</text:p>
              <text:p text:style-name="P43">}</text:p>
            </table:table-cell>
          </table:table-row>
        </table:table>
        <text:p text:style-name="P6"/>
        <text:p text:style-name="P9">The same GET request as before that will return back all the assets but in url format in order the user afterwards to get a public url of the image is:</text:p>
        <text:p text:style-name="curl">curl localhost:8080/1.3/pcapi/editors/records/userid/assets/?frmt=url</text:p>
        <text:p text:style-name="P4">Example Output:</text:p>
        <table:table table:name="Table18" table:style-name="Table18">
          <table:table-column table:style-name="Table18.A"/>
          <table:table-row>
            <table:table-cell office:value-type="string">
              <text:p text:style-name="P42">{</text:p>
              <text:p text:style-name="P43"><text:s text:c="2"/>"records": [</text:p>
              <text:p text:style-name="P43"><text:s text:c="6"/>"findhorn place/1363864408127.jpg",</text:p>
              <text:p text:style-name="P43"><text:s text:c="6"/>"bottle/1365586638581.jpg",</text:p>
              <text:p text:style-name="P43"><text:s text:c="6"/>"desk (2)/1365583269426.jpg",</text:p>
              <text:p text:style-name="P43"><text:s text:c="2"/>],</text:p>
              <text:p text:style-name="P43"><text:s text:c="2"/>"error": 0</text:p>
              <text:p text:style-name="P43">}</text:p>
            </table:table-cell>
          </table:table-row>
        </table:table>
        <text:p text:style-name="Heading_20_4">2.6.2. Get all images</text:p>
        <text:p text:style-name="P5">A simple GET request that will search and return all the records that have only images would be:</text:p>
        <text:p text:style-name="curl">curl localhost:8080/1.3/pcapi/editors/records/userid/assets/images/</text:p>
        <text:p text:style-name="P4">Example Output:</text:p>
        <text:p text:style-name="P4"/>
        <table:table table:name="Table19" table:style-name="Table19">
          <table:table-column table:style-name="Table19.A"/>
          <table:table-row>
            <table:table-cell office:value-type="string">
              <text:p text:style-name="P42">{</text:p>
              <text:p text:style-name="P43"><text:s text:c="2"/>"records": [</text:p>
              <text:p text:style-name="P43"><text:s text:c="6"/>{</text:p>
              <text:p text:style-name="P43"><text:s text:c="10"/>"duncan st": {</text:p>
              <text:p text:style-name="P43"><text:s text:c="14"/>"fields": [</text:p>
              <text:p text:style-name="P43"><text:s text:c="18"/>{</text:p>
              <text:p text:style-name="P43"><text:s text:c="22"/>"id": "fieldcontain-image-1",</text:p>
              <text:p text:style-name="P43"><text:s text:c="22"/>"val": "1366031020249.jpg",</text:p>
              <text:p text:style-name="P43"><text:s text:c="22"/>"label": "Take"</text:p>
              <text:p text:style-name="P43"><text:s text:c="18"/>}</text:p>
              <text:p text:style-name="P43"><text:s text:c="14"/>],</text:p>
              <text:p text:style-name="P43"><text:s text:c="14"/>"point": {</text:p>
              <text:p text:style-name="P43"><text:s text:c="18"/>"lat": 55.93561960435346,</text:p>
              <text:p text:style-name="P43"><text:s text:c="18"/>"alt": null,</text:p>
              <text:p text:style-name="P43"><text:s text:c="18"/>"lon": -3.1763742274678237</text:p>
              <text:p text:style-name="P43"><text:s text:c="14"/>},</text:p>
              <text:p text:style-name="P43"><text:s text:c="14"/>"editor": "litter in edinburgh.edtr",</text:p>
              <text:p text:style-name="P43"><text:s text:c="14"/>"timestamp": "2013-04-15T13:04:00.464Z",</text:p>
              <text:p text:style-name="P43"><text:s text:c="14"/>"name": "duncan st"</text:p>
              <text:p text:style-name="P43"><text:s text:c="10"/>}</text:p>
              <text:p text:style-name="P43"><text:s text:c="6"/>},</text:p>
              <text:p text:style-name="P43"><text:s text:c="6"/>{</text:p>
              <text:p text:style-name="P43"><text:s text:c="10"/>"desk (5)": {</text:p>
              <text:p text:style-name="P43"><text:s text:c="14"/>"fields": [</text:p>
              <text:p text:style-name="P43"><text:s text:c="18"/>{</text:p>
              <text:p text:style-name="P43"><text:s text:c="22"/>"id": "fieldcontain-image-1",</text:p>
              <text:p text:style-name="P43"><text:s text:c="22"/>"val": "1365757260427.jpg",</text:p>
              <text:p text:style-name="P43"><text:s text:c="22"/>"label": "Image"</text:p>
              <text:p text:style-name="P43"><text:s text:c="18"/>}</text:p>
              <text:p text:style-name="P43"><text:s text:c="14"/>],</text:p>
              <text:p text:style-name="P43"><text:soft-page-break/><text:s text:c="14"/>"name": "desk (5)",</text:p>
              <text:p text:style-name="P43"><text:s text:c="14"/>"editor": "image.edtr",</text:p>
              <text:p text:style-name="P43"><text:s text:c="14"/>"timestamp": "2013-04-12T09:01:18.840Z",</text:p>
              <text:p text:style-name="P43"><text:s text:c="14"/>"point": {</text:p>
              <text:p text:style-name="P43"><text:s text:c="18"/>"lat": 55.93749020527392,</text:p>
              <text:p text:style-name="P43"><text:s text:c="18"/>"alt": null,</text:p>
              <text:p text:style-name="P43"><text:s text:c="18"/>"lon": -3.1780926655209907</text:p>
              <text:p text:style-name="P43"><text:s text:c="14"/>}</text:p>
              <text:p text:style-name="P43"><text:s text:c="10"/>}</text:p>
              <text:p text:style-name="P43"><text:s text:c="6"/>}</text:p>
              <text:p text:style-name="P43"><text:s text:c="2"/>]</text:p>
              <text:p text:style-name="P43">}</text:p>
            </table:table-cell>
          </table:table-row>
        </table:table>
        <text:p text:style-name="P4"/>
        <text:p text:style-name="P3">A simple GET request that will search and return all the records that have only images in url format would be:</text:p>
        <text:p text:style-name="curl">curl localhost:8080/1.3/pcapi/editors/records/userid/assets/images/?frmt=url</text:p>
        <text:p text:style-name="Heading_20_4">2.6.3. Get all audio</text:p>
        <text:p text:style-name="P13">A simple GET request that will search and return all the records that have only audio would be:</text:p>
        <text:p text:style-name="curl">curl localhost:8080/1.3/pcapi/editors/records/userid/assets/audio/</text:p>
        <text:p text:style-name="P12">If the user wants all the audio files in url format then he needs to add this parameter:</text:p>
        <text:p text:style-name="curl">curl localhost:8080/1.3/pcapi/editors/records/userid/assets/audio/?frmt=url</text:p>
        <text:p text:style-name="P11"/>
        <text:p text:style-name="Heading_20_4">2.6.4. Get all tracks</text:p>
        <text:p text:style-name="P2">A simple GET request that will search and return all the records that have only gpx files would be:</text:p>
        <text:p text:style-name="curl">curl localhost:8080/1.3/pcapi/editors/records/userid/assets/gpx/</text:p>
        <text:p text:style-name="P1">If the user wants all the audio files in url format then he needs to add this parameter:</text:p>
        <text:p text:style-name="curl">curl localhost:8080/1.3/pcapi/editors/records/userid/assets/gpx/?frmt=ur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family="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fo:font-size="14pt"/>
    </style:style>
    <style:style style:name="Text_20_body" style:display-name="Text body" style:family="paragraph" style:parent-style-name="Standard" style:class="text">
      <style:paragraph-properties fo:margin-top="0cm" fo:margin-bottom="0.499cm" loext:contextual-spacing="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Index" style:family="paragraph" style:parent-style-name="Standard" style:class="index">
      <style:paragraph-properties text:number-lines="false" text:line-number="0"/>
    </style:style>
    <style:style style:name="Contents_20_3" style:display-name="Contents 3" style:family="paragraph" style:parent-style-name="Standard"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variant="normal" fo:text-transform="none" fo:color="#00008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Normal" style:family="paragraph"/>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fo:font-size="10pt"/>
    </style:style>
    <style:style style:name="Sender" style:family="paragraph" style:parent-style-name="Standard" style:class="extra">
      <style:text-properties fo:font-style="italic"/>
    </style:style>
    <style:style style:name="Contents_20_1" style:display-name="Contents 1" style:family="paragraph" style:parent-style-name="Standard" style:class="index">
      <style:paragraph-properties fo:margin-left="0cm" fo:margin-right="0cm" fo:margin-top="0cm" fo:margin-bottom="0cm" loext:contextual-spacing="false" fo:text-indent="0cm" style:auto-text-indent="false">
        <style:tab-stops>
          <style:tab-stop style:position="16.997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margin-top="0cm" fo:margin-bottom="0cm" loext:contextual-spacing="false" fo:text-indent="0cm" style:auto-text-indent="false">
        <style:tab-stops>
          <style:tab-stop style:position="16.498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horndale" fo:font-family="Thorndale" fo:font-size="24pt" fo:font-weight="bold"/>
    </style:style>
    <style:style style:name="Heading_20_2" style:display-name="Heading 2" style:family="paragraph" style:parent-style-name="Heading" style:next-style-name="Text_20_body" style:class="text">
      <style:paragraph-properties fo:line-height="130%" fo:background-color="transparent" fo:padding="0cm" fo:border="none">
        <style:background-image/>
      </style:paragraph-properties>
      <style:text-properties fo:color="#527bbd" style:font-name="Times New Roman1" fo:font-family="'Times New Roman'" fo:font-size="18pt" fo:font-weight="bold"/>
    </style:style>
    <style:style style:name="Heading_20_3" style:display-name="Heading 3"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imes New Roman1" fo:font-family="'Times New Roman'" fo:font-size="14pt" fo:font-weight="bold"/>
    </style:style>
    <style:style style:name="Heading_20_4" style:display-name="Heading 4" style:family="paragraph" style:parent-style-name="Heading" style:next-style-name="Text_20_body" style:class="text">
      <style:paragraph-properties fo:line-height="130%"/>
      <style:text-properties fo:color="#527bbd" style:font-name="Times New Roman1" fo:font-family="'Times New Roman'" fo:font-size="12pt" fo:font-weight="bold"/>
    </style:style>
    <style:style style:name="Heading_20_5" style:display-name="Heading 5" style:family="paragraph" style:parent-style-name="Heading" style:next-style-name="Text_20_body" style:class="text">
      <style:paragraph-properties fo:line-height="130%"/>
      <style:text-properties fo:color="#527bbd" style:font-name="Times New Roman1" fo:font-family="'Times New Roman'" fo:font-size="10pt" fo:font-weight="bold"/>
    </style:style>
    <style:style style:name="Heading_20_6" style:display-name="Heading 6" style:family="paragraph" style:parent-style-name="Heading" style:next-style-name="Text_20_body" style:class="text">
      <style:paragraph-properties fo:line-height="130%"/>
      <style:text-properties fo:color="#527bbd" style:font-name="Times New Roman1" fo:font-family="'Times New Roman'" fo:font-size="7pt"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Footer" style:family="paragraph" style:parent-style-name="Standard" style:class="extra">
      <style:paragraph-properties>
        <style:tab-stops>
          <style:tab-stop style:position="8.497cm" style:type="center"/>
          <style:tab-stop style:position="16.997cm" style:type="right"/>
        </style:tab-stops>
      </style:paragraph-properties>
    </style:style>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06pt solid #808080"/>
      <style:text-properties fo:font-size="6pt"/>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code" style:family="paragraph" style:parent-style-name="Preformatted_20_Text" style:class="extra">
      <style:text-properties style:font-name="Courier New" fo:font-family="'Courier New', Courier, monospace" style:font-pitch="fixed"/>
    </style:style>
    <style:style style:name="curl" style:family="paragraph" style:parent-style-name="Preformatted_20_Text" style:class="text">
      <style:paragraph-properties fo:margin-top="0cm" fo:margin-bottom="0.499cm" loext:contextual-spacing="false"/>
      <style:text-properties fo:color="#280099" style:font-name="Courier New" fo:font-family="'Courier New', Courier, monospace" style:font-pitch="fixed"/>
    </style:style>
    <style:style style:name="Emphasis_5f_text_5f_text_5f_text" style:display-name="Emphasis_text_text_text" style:family="text">
      <style:text-properties fo:color="#000080" fo:font-style="italic"/>
    </style:style>
    <style:style style:name="Visited_20_Internet_20_Link_5f_text_5f_text_5f_text" style:display-name="Visited Internet Link_text_text_text" style:family="text">
      <style:text-properties fo:color="#0000ff" style:text-underline-style="solid" style:text-underline-width="auto" style:text-underline-color="font-color"/>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Strong_20_Emphasis_5f_text_5f_text_5f_text" style:display-name="Strong Emphasis_text_text_text" style:family="text">
      <style:text-properties fo:color="#083194" fo:font-weight="bold"/>
    </style:style>
    <style:style style:name="Teletype_5f_text_5f_text_5f_text" style:display-name="Teletype_text_text_text" style:family="text">
      <style:text-properties fo:color="#000080" style:font-name="Courier New1" fo:font-family="'Courier New', Courier,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Personal Cloud API (draft)</dc:title>
    <meta:printed-by>pterzis </meta:printed-by>
    <dc:date>2014-11-26T15:34:04.355633446</dc:date>
    <meta:print-date>2013-04-11T13:51:03</meta:print-date>
    <meta:editing-duration>PT1H30M38S</meta:editing-duration>
    <meta:editing-cycles>36</meta:editing-cycles>
    <meta:document-statistic meta:table-count="20" meta:image-count="0" meta:object-count="0" meta:page-count="15" meta:paragraph-count="466" meta:word-count="2871" meta:character-count="23251" meta:non-whitespace-character-count="18812"/>
  </office:meta>
</office:document-meta>
</file>